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347in" table:align="margins" style:writing-mode="rl-tb"/>
    </style:style>
    <style:style style:name="Table1.A" style:family="table-column">
      <style:table-column-properties style:column-width="3.8174in" style:rel-column-width="32767*"/>
    </style:style>
    <style:style style:name="Table1.B" style:family="table-column">
      <style:table-column-properties style:column-width="3.817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P2" style:family="paragraph" style:parent-style-name="Footer">
      <style:paragraph-properties fo:text-align="center" style:justify-single-word="false"/>
      <style:text-properties officeooo:paragraph-rsid="02030ff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289aaf8" officeooo:paragraph-rsid="03009b96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28eea45" officeooo:paragraph-rsid="030b6d08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292a794" officeooo:paragraph-rsid="030b6d08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29357e7" officeooo:paragraph-rsid="03009b96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29357e7" officeooo:paragraph-rsid="030b6d08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2943764" officeooo:paragraph-rsid="03009b96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29fbe68" officeooo:paragraph-rsid="03009b96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2a27cc4" officeooo:paragraph-rsid="031e786c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2a27cc4" officeooo:paragraph-rsid="0352aa72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a68f27" officeooo:paragraph-rsid="03009b96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a68f27" officeooo:paragraph-rsid="0325a530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b4241b" officeooo:paragraph-rsid="02b4241b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c40687" officeooo:paragraph-rsid="02c486af" fo:background-color="transparent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c40687" officeooo:paragraph-rsid="02cf9839" fo:background-color="transparent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cc4c06" officeooo:paragraph-rsid="0348f691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3267aa3" officeooo:paragraph-rsid="03267aa3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3376823" officeooo:paragraph-rsid="03376823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3390503" officeooo:paragraph-rsid="03390503"/>
    </style:style>
    <style:style style:name="P22" style:family="paragraph" style:parent-style-name="Standard">
      <style:paragraph-properties fo:text-align="end" style:justify-single-word="false" style:writing-mode="rl-tb"/>
      <style:text-properties fo:font-size="12pt" officeooo:rsid="0334e148" officeooo:paragraph-rsid="0334e148" style:font-size-asian="12pt" style:font-size-complex="12pt"/>
    </style:style>
    <style:style style:name="P23" style:family="paragraph" style:parent-style-name="Standard">
      <style:paragraph-properties fo:text-align="end" style:justify-single-word="false" style:writing-mode="rl-tb"/>
      <style:text-properties fo:font-size="12pt" officeooo:rsid="033b8c2a" officeooo:paragraph-rsid="033b8c2a" fo:background-color="#ffff00" style:font-size-asian="12pt" style:font-size-complex="12pt"/>
    </style:style>
    <style:style style:name="P24" style:family="paragraph" style:parent-style-name="Standard">
      <style:paragraph-properties fo:text-align="end" style:justify-single-word="false" style:writing-mode="rl-tb"/>
      <style:text-properties fo:font-size="12pt" officeooo:rsid="033d2564" officeooo:paragraph-rsid="033d2564" fo:background-color="#ffff00" style:font-size-asian="12pt" style:font-size-complex="12pt"/>
    </style:style>
    <style:style style:name="P25" style:family="paragraph" style:parent-style-name="Standard">
      <style:paragraph-properties fo:text-align="end" style:justify-single-word="false" style:writing-mode="rl-tb"/>
      <style:text-properties fo:font-size="12pt" officeooo:rsid="033e790c" officeooo:paragraph-rsid="033e790c" fo:background-color="#ffff00" style:font-size-asian="12pt" style:font-size-complex="12pt"/>
    </style:style>
    <style:style style:name="P26" style:family="paragraph" style:parent-style-name="Standard">
      <style:text-properties officeooo:rsid="0273c13e" officeooo:paragraph-rsid="0273c13e"/>
    </style:style>
    <style:style style:name="P27" style:family="paragraph" style:parent-style-name="Standard">
      <style:text-properties officeooo:rsid="02751ba1" officeooo:paragraph-rsid="027638a2"/>
    </style:style>
    <style:style style:name="P28" style:family="paragraph" style:parent-style-name="Standard">
      <style:text-properties officeooo:paragraph-rsid="027638a2"/>
    </style:style>
    <style:style style:name="P29" style:family="paragraph" style:parent-style-name="Standard">
      <style:text-properties officeooo:rsid="02793fbd" officeooo:paragraph-rsid="02793fbd"/>
    </style:style>
    <style:style style:name="P30" style:family="paragraph" style:parent-style-name="Standard">
      <style:text-properties officeooo:rsid="02ab62fd" officeooo:paragraph-rsid="02793fbd"/>
    </style:style>
    <style:style style:name="P31" style:family="paragraph" style:parent-style-name="Standard">
      <style:text-properties officeooo:rsid="02b483dd" officeooo:paragraph-rsid="0346dcc7"/>
    </style:style>
    <style:style style:name="P32" style:family="paragraph" style:parent-style-name="Standard">
      <style:text-properties officeooo:rsid="02bf4022" officeooo:paragraph-rsid="02c0fe50"/>
    </style:style>
    <style:style style:name="P33" style:family="paragraph" style:parent-style-name="Standard">
      <style:text-properties officeooo:rsid="02c0fe50" officeooo:paragraph-rsid="02c0fe50"/>
    </style:style>
    <style:style style:name="P34" style:family="paragraph" style:parent-style-name="Standard">
      <style:text-properties officeooo:rsid="02f9b039" officeooo:paragraph-rsid="02f9b039"/>
    </style:style>
    <style:style style:name="P35" style:family="paragraph" style:parent-style-name="Standard">
      <style:text-properties officeooo:rsid="02fabf61" officeooo:paragraph-rsid="02fabf61"/>
    </style:style>
    <style:style style:name="P36" style:family="paragraph" style:parent-style-name="Standard">
      <style:text-properties officeooo:rsid="02ff5cc6" officeooo:paragraph-rsid="02ff5cc6"/>
    </style:style>
    <style:style style:name="P37" style:family="paragraph" style:parent-style-name="Standard">
      <style:text-properties officeooo:rsid="03016372" officeooo:paragraph-rsid="03016372"/>
    </style:style>
    <style:style style:name="P38" style:family="paragraph" style:parent-style-name="Standard">
      <style:text-properties officeooo:rsid="032ca590" officeooo:paragraph-rsid="032e584e"/>
    </style:style>
    <style:style style:name="P39" style:family="paragraph" style:parent-style-name="Standard">
      <style:text-properties officeooo:rsid="032ca590" officeooo:paragraph-rsid="0331feff"/>
    </style:style>
    <style:style style:name="P40" style:family="paragraph" style:parent-style-name="Standard">
      <style:paragraph-properties fo:text-align="start" style:justify-single-word="false" style:writing-mode="lr-tb"/>
      <style:text-properties officeooo:rsid="02725994" officeooo:paragraph-rsid="0273352e"/>
    </style:style>
    <style:style style:name="P41" style:family="paragraph" style:parent-style-name="Standard">
      <style:paragraph-properties fo:text-align="start" style:justify-single-word="false" style:writing-mode="lr-tb"/>
      <style:text-properties officeooo:rsid="02751ba1" officeooo:paragraph-rsid="027638a2"/>
    </style:style>
    <style:style style:name="P42" style:family="paragraph" style:parent-style-name="Standard">
      <style:paragraph-properties fo:text-align="start" style:justify-single-word="false" style:writing-mode="lr-tb"/>
      <style:text-properties officeooo:rsid="0287f3ed" officeooo:paragraph-rsid="03009b96"/>
    </style:style>
    <style:style style:name="P43" style:family="paragraph" style:parent-style-name="Standard">
      <style:paragraph-properties fo:text-align="start" style:justify-single-word="false" style:writing-mode="lr-tb"/>
      <style:text-properties officeooo:rsid="0292a794" officeooo:paragraph-rsid="030b6d08"/>
    </style:style>
    <style:style style:name="P44" style:family="paragraph" style:parent-style-name="Standard">
      <style:paragraph-properties fo:text-align="start" style:justify-single-word="false" style:writing-mode="lr-tb"/>
      <style:text-properties officeooo:rsid="028eea45" officeooo:paragraph-rsid="030b6d08" fo:background-color="transparent"/>
    </style:style>
    <style:style style:name="P45" style:family="paragraph" style:parent-style-name="Standard">
      <style:paragraph-properties fo:text-align="start" style:justify-single-word="false" style:writing-mode="lr-tb"/>
      <style:text-properties officeooo:rsid="029f07b2" officeooo:paragraph-rsid="03009b96" fo:background-color="transparent"/>
    </style:style>
    <style:style style:name="P46" style:family="paragraph" style:parent-style-name="Standard">
      <style:paragraph-properties fo:text-align="start" style:justify-single-word="false" style:writing-mode="lr-tb"/>
      <style:text-properties officeooo:rsid="02a68f27" officeooo:paragraph-rsid="0325a530" fo:background-color="transparent"/>
    </style:style>
    <style:style style:name="P47" style:family="paragraph" style:parent-style-name="Standard">
      <style:paragraph-properties fo:text-align="start" style:justify-single-word="false" style:writing-mode="lr-tb"/>
      <style:text-properties officeooo:rsid="02c0fe50" officeooo:paragraph-rsid="02c0fe50" fo:background-color="transparent"/>
    </style:style>
    <style:style style:name="P48" style:family="paragraph" style:parent-style-name="Standard">
      <style:paragraph-properties fo:text-align="start" style:justify-single-word="false" style:writing-mode="lr-tb"/>
      <style:text-properties officeooo:rsid="02c40687" officeooo:paragraph-rsid="02c40687" fo:background-color="transparent"/>
    </style:style>
    <style:style style:name="P49" style:family="paragraph" style:parent-style-name="Standard">
      <style:paragraph-properties fo:text-align="start" style:justify-single-word="false" style:writing-mode="lr-tb"/>
      <style:text-properties officeooo:rsid="02943764" officeooo:paragraph-rsid="03009b96"/>
    </style:style>
    <style:style style:name="P50" style:family="paragraph" style:parent-style-name="Standard">
      <style:paragraph-properties fo:text-align="start" style:justify-single-word="false" style:writing-mode="lr-tb"/>
      <style:text-properties officeooo:rsid="029f07b2" officeooo:paragraph-rsid="03009b96"/>
    </style:style>
    <style:style style:name="P51" style:family="paragraph" style:parent-style-name="Standard">
      <style:paragraph-properties fo:text-align="start" style:justify-single-word="false" style:writing-mode="lr-tb"/>
      <style:text-properties officeooo:rsid="02a68f27" officeooo:paragraph-rsid="0325a530"/>
    </style:style>
    <style:style style:name="P52" style:family="paragraph" style:parent-style-name="Standard">
      <style:paragraph-properties fo:text-align="start" style:justify-single-word="false" style:writing-mode="lr-tb"/>
      <style:text-properties officeooo:rsid="02ca66aa" officeooo:paragraph-rsid="0346dcc7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2pt" officeooo:paragraph-rsid="03009b96" style:font-size-asian="12pt" style:font-size-complex="12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2pt" officeooo:rsid="032ca590" officeooo:paragraph-rsid="0331feff" style:font-size-asian="12pt" style:font-size-complex="12pt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2pt" officeooo:rsid="0334e148" officeooo:paragraph-rsid="0334e148" style:font-size-asian="12pt" style:font-size-complex="12pt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2pt" officeooo:rsid="03390503" officeooo:paragraph-rsid="03390503" style:font-size-asian="12pt" style:font-size-complex="12pt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2pt" officeooo:paragraph-rsid="0348827b" fo:background-color="transparent" style:font-size-asian="12pt" style:font-size-complex="12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2b4241b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3009b96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30b6d08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325a530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346dcc7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officeooo:paragraph-rsid="03009b96" style:font-size-asian="12pt" style:font-size-complex="12pt"/>
    </style:style>
    <style:style style:name="P6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a882d1" officeooo:paragraph-rsid="0325a530"/>
    </style:style>
    <style:style style:name="P6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35b453b" fo:background-color="transparent"/>
    </style:style>
    <style:style style:name="P67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bd8624" officeooo:paragraph-rsid="02bd8624"/>
    </style:style>
    <style:style style:name="P68" style:family="paragraph" style:parent-style-name="Text_20_body">
      <style:text-properties officeooo:rsid="025e2e6c" officeooo:paragraph-rsid="026bdc43"/>
    </style:style>
    <style:style style:name="P69" style:family="paragraph" style:parent-style-name="Text_20_body">
      <style:text-properties officeooo:rsid="02673f28" officeooo:paragraph-rsid="02efa715"/>
    </style:style>
    <style:style style:name="P70" style:family="paragraph" style:parent-style-name="Text_20_body">
      <style:text-properties officeooo:rsid="026d7e34" officeooo:paragraph-rsid="026d7e34"/>
    </style:style>
    <style:style style:name="P71" style:family="paragraph" style:parent-style-name="Text_20_body">
      <style:text-properties officeooo:rsid="0287f3ed" officeooo:paragraph-rsid="03009b96"/>
    </style:style>
    <style:style style:name="P72" style:family="paragraph" style:parent-style-name="Text_20_body">
      <style:text-properties officeooo:rsid="029f07b2" officeooo:paragraph-rsid="03009b96"/>
    </style:style>
    <style:style style:name="P73" style:family="paragraph" style:parent-style-name="Text_20_body">
      <style:text-properties officeooo:rsid="02ca66aa" officeooo:paragraph-rsid="0343c38f"/>
    </style:style>
    <style:style style:name="P74" style:family="paragraph" style:parent-style-name="Text_20_body">
      <style:text-properties officeooo:rsid="02d6b2af" officeooo:paragraph-rsid="02dce9f8"/>
    </style:style>
    <style:style style:name="P75" style:family="paragraph" style:parent-style-name="Text_20_body">
      <style:text-properties officeooo:rsid="02f55ae5" officeooo:paragraph-rsid="02f55ae5"/>
    </style:style>
    <style:style style:name="P76" style:family="paragraph" style:parent-style-name="Text_20_body">
      <style:text-properties officeooo:paragraph-rsid="03009b96"/>
    </style:style>
    <style:style style:name="P77" style:family="paragraph" style:parent-style-name="Text_20_body">
      <style:text-properties officeooo:rsid="030c2c8e" officeooo:paragraph-rsid="030c2c8e"/>
    </style:style>
    <style:style style:name="P78" style:family="paragraph" style:parent-style-name="Text_20_body">
      <style:text-properties officeooo:rsid="030c2c8e" officeooo:paragraph-rsid="030dacb9"/>
    </style:style>
    <style:style style:name="P79" style:family="paragraph" style:parent-style-name="Text_20_body">
      <style:text-properties officeooo:rsid="030f36f3" officeooo:paragraph-rsid="030f36f3"/>
    </style:style>
    <style:style style:name="P80" style:family="paragraph" style:parent-style-name="Text_20_body">
      <style:text-properties officeooo:rsid="0311a4f5" officeooo:paragraph-rsid="0311a4f5"/>
    </style:style>
    <style:style style:name="P81" style:family="paragraph" style:parent-style-name="Text_20_body">
      <style:text-properties officeooo:rsid="03308f7e" officeooo:paragraph-rsid="03308f7e"/>
    </style:style>
    <style:style style:name="P82" style:family="paragraph" style:parent-style-name="Text_20_body">
      <style:text-properties officeooo:rsid="0341219e" officeooo:paragraph-rsid="0341219e"/>
    </style:style>
    <style:style style:name="P83" style:family="paragraph" style:parent-style-name="Text_20_body">
      <style:text-properties officeooo:rsid="0341b433" officeooo:paragraph-rsid="034bb3dc"/>
    </style:style>
    <style:style style:name="P84" style:family="paragraph" style:parent-style-name="Text_20_body">
      <style:text-properties officeooo:paragraph-rsid="0343c38f"/>
    </style:style>
    <style:style style:name="P85" style:family="paragraph" style:parent-style-name="Text_20_body">
      <style:text-properties officeooo:rsid="0345070c" officeooo:paragraph-rsid="0345070c"/>
    </style:style>
    <style:style style:name="P86" style:family="paragraph" style:parent-style-name="Text_20_body">
      <style:text-properties officeooo:rsid="03454a76" officeooo:paragraph-rsid="03454a76"/>
    </style:style>
    <style:style style:name="P87" style:family="paragraph" style:parent-style-name="Heading_20_2">
      <style:text-properties officeooo:rsid="027d3d85" officeooo:paragraph-rsid="03009b96"/>
    </style:style>
    <style:style style:name="P88" style:family="paragraph" style:parent-style-name="Heading_20_2">
      <style:text-properties officeooo:rsid="030104e3" officeooo:paragraph-rsid="030104e3"/>
    </style:style>
    <style:style style:name="P89" style:family="paragraph" style:parent-style-name="Heading_20_2">
      <style:text-properties officeooo:rsid="032f5ec2" officeooo:paragraph-rsid="032f5ec2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rsid="030dacb9" officeooo:paragraph-rsid="030dacb9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35dc136" officeooo:paragraph-rsid="035dc136" style:font-weight-asian="bold" style:font-weight-complex="bold"/>
    </style:style>
    <style:style style:name="P92" style:family="paragraph" style:parent-style-name="Table_20_Contents">
      <style:text-properties officeooo:rsid="030f36f3" officeooo:paragraph-rsid="030f36f3"/>
    </style:style>
    <style:style style:name="P93" style:family="paragraph" style:parent-style-name="Standard">
      <style:paragraph-properties fo:text-align="start" style:justify-single-word="false" style:writing-mode="lr-tb"/>
      <style:text-properties fo:color="#000000" style:font-name="Monospace" fo:font-size="12pt" officeooo:rsid="029f07b2" officeooo:paragraph-rsid="03009b96" style:font-size-asian="12pt"/>
    </style:style>
    <style:style style:name="P94" style:family="paragraph" style:parent-style-name="Standard">
      <style:paragraph-properties fo:text-align="start" style:justify-single-word="false" style:writing-mode="lr-tb"/>
      <style:text-properties fo:color="#000000" style:font-name="Monospace" fo:font-size="12pt" officeooo:paragraph-rsid="03009b96" style:font-size-asian="12pt"/>
    </style:style>
    <style:style style:name="P95" style:family="paragraph" style:parent-style-name="Standard" style:list-style-name="L7">
      <style:paragraph-properties fo:text-align="start" style:justify-single-word="false" style:writing-mode="lr-tb"/>
      <style:text-properties fo:font-size="8pt" fo:font-weight="normal" officeooo:rsid="018a738a" officeooo:paragraph-rsid="018a738a" style:font-size-asian="8pt" style:font-weight-asian="normal" style:font-size-complex="8pt" style:font-weight-complex="normal"/>
    </style:style>
    <style:style style:name="P96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33b8c2a" officeooo:paragraph-rsid="033b8c2a" style:font-size-asian="12pt" style:font-size-complex="12pt"/>
    </style:style>
    <style:style style:name="P97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2c7a588" officeooo:paragraph-rsid="035b453b" fo:background-color="transparent" style:font-size-asian="12pt"/>
    </style:style>
    <style:style style:name="P98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2c7a588" officeooo:paragraph-rsid="02c40687" fo:background-color="transparent" style:font-size-asian="12pt"/>
    </style:style>
    <style:style style:name="P99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2c40687" officeooo:paragraph-rsid="02c40687" fo:background-color="transparent" style:font-size-asian="12pt"/>
    </style:style>
    <style:style style:name="P100" style:family="paragraph" style:parent-style-name="Standard">
      <style:paragraph-properties fo:text-align="end" style:justify-single-word="false" style:writing-mode="rl-tb"/>
      <style:text-properties fo:font-weight="normal" officeooo:rsid="02b483dd" officeooo:paragraph-rsid="0348f691" style:font-weight-asian="normal" style:font-weight-complex="normal"/>
    </style:style>
    <style:style style:name="P101" style:family="paragraph" style:parent-style-name="Standard">
      <style:text-properties fo:font-weight="normal" officeooo:rsid="02ab62fd" officeooo:paragraph-rsid="02ab62fd" style:font-weight-asian="normal" style:font-weight-complex="normal"/>
    </style:style>
    <style:style style:name="P102" style:family="paragraph" style:parent-style-name="Standard">
      <style:text-properties fo:font-weight="normal" officeooo:rsid="02b483dd" officeooo:paragraph-rsid="02b483dd" style:font-weight-asian="normal" style:font-weight-complex="normal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paragraph-rsid="030b6d08" style:font-size-asian="12pt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paragraph-rsid="0325a530" style:font-size-asian="12pt"/>
    </style:style>
    <style:style style:name="P10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2a95d63" officeooo:paragraph-rsid="0325a530" style:font-size-asian="12pt"/>
    </style:style>
    <style:style style:name="P106" style:family="paragraph" style:parent-style-name="Text_20_body" style:list-style-name="L1">
      <style:paragraph-properties fo:text-align="end" style:justify-single-word="false"/>
      <style:text-properties officeooo:paragraph-rsid="02ed3944"/>
    </style:style>
    <style:style style:name="P107" style:family="paragraph" style:parent-style-name="Text_20_body" style:list-style-name="L1">
      <style:text-properties officeooo:rsid="02dce9f8" officeooo:paragraph-rsid="02dce9f8"/>
    </style:style>
    <style:style style:name="P108" style:family="paragraph" style:parent-style-name="Text_20_body" style:list-style-name="L2">
      <style:text-properties officeooo:rsid="0268b339" officeooo:paragraph-rsid="02efa715"/>
    </style:style>
    <style:style style:name="P109" style:family="paragraph" style:parent-style-name="Text_20_body" style:list-style-name="L2">
      <style:text-properties officeooo:rsid="025e2e6c" officeooo:paragraph-rsid="02efa715"/>
    </style:style>
    <style:style style:name="P110" style:family="paragraph" style:parent-style-name="Text_20_body" style:list-style-name="L2">
      <style:text-properties officeooo:rsid="026a44a8" officeooo:paragraph-rsid="02efa715"/>
    </style:style>
    <style:style style:name="P111" style:family="paragraph" style:parent-style-name="Text_20_body">
      <style:text-properties fo:font-weight="normal" officeooo:rsid="02da6773" officeooo:paragraph-rsid="02dce9f8" style:font-weight-asian="normal" style:font-weight-complex="normal"/>
    </style:style>
    <style:style style:name="P112" style:family="paragraph" style:parent-style-name="Text_20_body" style:list-style-name="L3">
      <style:text-properties officeooo:rsid="02db911f" officeooo:paragraph-rsid="02db911f"/>
    </style:style>
    <style:style style:name="P113" style:family="paragraph" style:parent-style-name="Text_20_body" style:list-style-name="L3">
      <style:text-properties officeooo:rsid="02eb4da0" officeooo:paragraph-rsid="02eb4da0"/>
    </style:style>
    <style:style style:name="P114" style:family="paragraph" style:parent-style-name="Text_20_body" style:list-style-name="L4">
      <style:text-properties officeooo:rsid="030f36f3" officeooo:paragraph-rsid="030f36f3"/>
    </style:style>
    <style:style style:name="P115" style:family="paragraph" style:parent-style-name="Text_20_body" style:list-style-name="L4">
      <style:text-properties officeooo:rsid="0311a4f5" officeooo:paragraph-rsid="0311a4f5"/>
    </style:style>
    <style:style style:name="P116" style:family="paragraph" style:parent-style-name="Text_20_body" style:list-style-name="L5">
      <style:text-properties officeooo:rsid="026f9eb3" officeooo:paragraph-rsid="0298b279"/>
    </style:style>
    <style:style style:name="P117" style:family="paragraph" style:parent-style-name="Text_20_body" style:list-style-name="L6">
      <style:text-properties officeooo:rsid="033f18f2" officeooo:paragraph-rsid="033f18f2"/>
    </style:style>
    <style:style style:name="P118" style:family="paragraph" style:parent-style-name="Text_20_body" style:list-style-name="L6">
      <style:text-properties officeooo:rsid="033f18f2" officeooo:paragraph-rsid="033f8f2c"/>
    </style:style>
    <style:style style:name="P119" style:family="paragraph" style:parent-style-name="Text_20_body">
      <style:text-properties officeooo:rsid="02ca66aa" officeooo:paragraph-rsid="0343c38f"/>
    </style:style>
    <style:style style:name="P120" style:family="paragraph" style:parent-style-name="Text_20_body">
      <style:text-properties officeooo:rsid="02725994" officeooo:paragraph-rsid="0273352e"/>
    </style:style>
    <style:style style:name="P121" style:family="paragraph" style:parent-style-name="Text_20_body" style:list-style-name="L7">
      <style:paragraph-properties fo:text-align="start" style:justify-single-word="false" style:writing-mode="lr-tb"/>
      <style:text-properties officeooo:rsid="0295e11f" officeooo:paragraph-rsid="0295e11f"/>
    </style:style>
    <style:style style:name="P122" style:family="paragraph" style:parent-style-name="Text_20_body" style:list-style-name="L7">
      <style:paragraph-properties fo:text-align="start" style:justify-single-word="false" style:writing-mode="lr-tb"/>
      <style:text-properties officeooo:rsid="019e7837" officeooo:paragraph-rsid="0296571f"/>
    </style:style>
    <style:style style:name="P123" style:family="paragraph" style:parent-style-name="Text_20_body" style:list-style-name="L7">
      <style:paragraph-properties fo:text-align="start" style:justify-single-word="false" style:writing-mode="lr-tb"/>
      <style:text-properties officeooo:rsid="03308f7e" officeooo:paragraph-rsid="03308f7e"/>
    </style:style>
    <style:style style:name="P124" style:family="paragraph" style:parent-style-name="Heading_20_1">
      <style:text-properties officeooo:rsid="025e2e6c" officeooo:paragraph-rsid="025e2e6c"/>
    </style:style>
    <style:style style:name="P125" style:family="paragraph" style:parent-style-name="Heading_20_1">
      <style:text-properties officeooo:rsid="02dec0eb" officeooo:paragraph-rsid="034bb3dc"/>
    </style:style>
    <style:style style:name="P126" style:family="paragraph" style:parent-style-name="Heading_20_2">
      <style:paragraph-properties fo:text-align="end" style:justify-single-word="false" style:writing-mode="rl-tb"/>
      <style:text-properties officeooo:rsid="032041ef" officeooo:paragraph-rsid="03009b96"/>
    </style:style>
    <style:style style:name="P127" style:family="paragraph" style:parent-style-name="Heading_20_2">
      <style:paragraph-properties fo:text-align="end" style:justify-single-word="false" style:writing-mode="rl-tb"/>
      <style:text-properties officeooo:rsid="03243234" officeooo:paragraph-rsid="03009b96"/>
    </style:style>
    <style:style style:name="P128" style:family="paragraph" style:parent-style-name="Heading_20_2">
      <style:paragraph-properties fo:text-align="end" style:justify-single-word="false" style:writing-mode="rl-tb"/>
      <style:text-properties officeooo:rsid="034f7947" officeooo:paragraph-rsid="03423e0c"/>
    </style:style>
    <style:style style:name="P129" style:family="paragraph" style:parent-style-name="Heading_20_2">
      <style:paragraph-properties fo:text-align="end" style:justify-single-word="false" style:writing-mode="rl-tb"/>
      <style:text-properties officeooo:rsid="03522102" officeooo:paragraph-rsid="03522102"/>
    </style:style>
    <style:style style:name="P130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2ca3c0c" officeooo:paragraph-rsid="035b453b" fo:background-color="transparent" style:font-size-asian="12pt"/>
    </style:style>
    <style:style style:name="P131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2ca66aa" officeooo:paragraph-rsid="0343c38f" fo:background-color="transparent" style:font-size-asian="12pt"/>
    </style:style>
    <style:style style:name="P132" style:family="paragraph" style:parent-style-name="Heading_20_2">
      <style:text-properties officeooo:rsid="034bb3dc" officeooo:paragraph-rsid="0341b433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638a2" style:font-weight-asian="bold" style:font-weight-complex="bold"/>
    </style:style>
    <style:style style:name="T4" style:family="text">
      <style:text-properties fo:font-weight="bold" officeooo:rsid="02793fbd" style:font-weight-asian="bold" style:font-weight-complex="bold"/>
    </style:style>
    <style:style style:name="T5" style:family="text">
      <style:text-properties fo:font-weight="bold" officeooo:rsid="02a455c6" style:font-weight-asian="bold" style:font-weight-complex="bold"/>
    </style:style>
    <style:style style:name="T6" style:family="text">
      <style:text-properties fo:font-weight="bold" officeooo:rsid="02ad73a3" style:font-weight-asian="bold" style:font-weight-complex="bold"/>
    </style:style>
    <style:style style:name="T7" style:family="text">
      <style:text-properties fo:font-weight="bold" officeooo:rsid="02d811dd" style:font-weight-asian="bold" style:font-weight-complex="bold"/>
    </style:style>
    <style:style style:name="T8" style:family="text">
      <style:text-properties fo:font-weight="bold" officeooo:rsid="02dec0eb" style:font-weight-asian="bold" style:font-weight-complex="bold"/>
    </style:style>
    <style:style style:name="T9" style:family="text">
      <style:text-properties fo:font-weight="bold" officeooo:rsid="03102f51" style:font-weight-asian="bold" style:font-weight-complex="bold"/>
    </style:style>
    <style:style style:name="T10" style:family="text">
      <style:text-properties officeooo:rsid="0205a73b"/>
    </style:style>
    <style:style style:name="T11" style:family="text">
      <style:text-properties officeooo:rsid="0267eb89"/>
    </style:style>
    <style:style style:name="T12" style:family="text">
      <style:text-properties officeooo:rsid="0268b339"/>
    </style:style>
    <style:style style:name="T13" style:family="text">
      <style:text-properties officeooo:rsid="026f9eb3"/>
    </style:style>
    <style:style style:name="T14" style:family="text">
      <style:text-properties fo:color="#7f0055" style:font-name="Monospace" fo:font-size="12pt" style:font-size-asian="12pt"/>
    </style:style>
    <style:style style:name="T15" style:family="text">
      <style:text-properties fo:color="#7f0055" style:font-name="Monospace" fo:font-size="12pt" fo:font-weight="bold" style:font-size-asian="12pt" style:font-weight-asian="bold"/>
    </style:style>
    <style:style style:name="T16" style:family="text">
      <style:text-properties fo:color="#7f0055" style:font-name="Monospace" fo:font-size="12pt" fo:font-weight="bold" fo:background-color="transparent" loext:char-shading-value="0" style:font-size-asian="12pt" style:font-weight-asian="bold"/>
    </style:style>
    <style:style style:name="T17" style:family="text">
      <style:text-properties fo:color="#7f0055" style:font-name="Monospace" fo:font-weight="bold" officeooo:rsid="02a68f27" fo:background-color="transparent" loext:char-shading-value="0" style:font-weight-asian="bold"/>
    </style:style>
    <style:style style:name="T18" style:family="text">
      <style:text-properties fo:color="#7f0055" style:font-name="Monospace" fo:font-weight="bold" style:font-weight-asian="bold"/>
    </style:style>
    <style:style style:name="T19" style:family="text">
      <style:text-properties fo:color="#3c3c3c" style:font-name="Monospace"/>
    </style:style>
    <style:style style:name="T20" style:family="text">
      <style:text-properties fo:color="#3c3c3c" style:font-name="Monospace" fo:font-size="12pt" style:font-size-asian="12pt"/>
    </style:style>
    <style:style style:name="T21" style:family="text">
      <style:text-properties fo:color="#000000" style:font-name="Monospace"/>
    </style:style>
    <style:style style:name="T22" style:family="text">
      <style:text-properties fo:color="#000000" style:font-name="Monospace" fo:font-size="12pt" style:font-size-asian="12pt"/>
    </style:style>
    <style:style style:name="T23" style:family="text">
      <style:text-properties fo:color="#000000" style:font-name="Monospace" fo:font-size="12pt" officeooo:rsid="028ad3a4" style:font-size-asian="12pt"/>
    </style:style>
    <style:style style:name="T24" style:family="text">
      <style:text-properties fo:color="#000000" style:font-name="Monospace" fo:font-size="12pt" officeooo:rsid="02943764" style:font-size-asian="12pt"/>
    </style:style>
    <style:style style:name="T25" style:family="text">
      <style:text-properties fo:color="#000000" style:font-name="Monospace" fo:font-size="12pt" officeooo:rsid="02a31200" style:font-size-asian="12pt"/>
    </style:style>
    <style:style style:name="T26" style:family="text">
      <style:text-properties fo:color="#000000" style:font-name="Monospace" fo:font-size="12pt" officeooo:rsid="02a95d63" style:font-size-asian="12pt"/>
    </style:style>
    <style:style style:name="T27" style:family="text">
      <style:text-properties fo:color="#000000" style:font-name="Monospace" fo:font-size="12pt" officeooo:rsid="02a3d6ea" style:font-size-asian="12pt"/>
    </style:style>
    <style:style style:name="T28" style:family="text">
      <style:text-properties fo:color="#000000" style:font-name="Monospace" fo:font-size="12pt" officeooo:rsid="02bf4022" style:font-size-asian="12pt"/>
    </style:style>
    <style:style style:name="T29" style:family="text">
      <style:text-properties fo:color="#000000" style:font-name="Monospace" fo:font-size="12pt" officeooo:rsid="02bd8624" style:font-size-asian="12pt"/>
    </style:style>
    <style:style style:name="T30" style:family="text">
      <style:text-properties fo:color="#000000" style:font-name="Monospace" fo:font-size="12pt" officeooo:rsid="02c19d33" style:font-size-asian="12pt"/>
    </style:style>
    <style:style style:name="T31" style:family="text">
      <style:text-properties fo:color="#000000" style:font-name="Monospace" fo:font-size="12pt" officeooo:rsid="02c4fef1" style:font-size-asian="12pt"/>
    </style:style>
    <style:style style:name="T32" style:family="text">
      <style:text-properties fo:color="#000000" style:font-name="Monospace" fo:font-size="12pt" officeooo:rsid="02c6e5ea" style:font-size-asian="12pt"/>
    </style:style>
    <style:style style:name="T33" style:family="text">
      <style:text-properties fo:color="#000000" style:font-name="Monospace" fo:font-size="12pt" officeooo:rsid="02c73cb3" style:font-size-asian="12pt"/>
    </style:style>
    <style:style style:name="T34" style:family="text">
      <style:text-properties fo:color="#000000" style:font-name="Monospace" fo:font-size="12pt" officeooo:rsid="02c7a588" style:font-size-asian="12pt"/>
    </style:style>
    <style:style style:name="T35" style:family="text">
      <style:text-properties fo:color="#000000" style:font-name="Monospace" fo:font-size="12pt" officeooo:rsid="02ca3c0c" style:font-size-asian="12pt"/>
    </style:style>
    <style:style style:name="T36" style:family="text">
      <style:text-properties fo:color="#000000" style:font-name="Monospace" fo:font-size="12pt" officeooo:rsid="02cb3959" style:font-size-asian="12pt"/>
    </style:style>
    <style:style style:name="T37" style:family="text">
      <style:text-properties fo:color="#000000" style:font-name="Monospace" fo:font-size="12pt" officeooo:rsid="02cc4c06" style:font-size-asian="12pt"/>
    </style:style>
    <style:style style:name="T38" style:family="text">
      <style:text-properties fo:color="#000000" style:font-name="Monospace" fo:font-size="12pt" officeooo:rsid="02cf9839" style:font-size-asian="12pt"/>
    </style:style>
    <style:style style:name="T39" style:family="text">
      <style:text-properties fo:color="#000000" style:font-name="Monospace" fo:font-size="12pt" officeooo:rsid="02d31b6c" style:font-size-asian="12pt"/>
    </style:style>
    <style:style style:name="T40" style:family="text">
      <style:text-properties fo:color="#000000" style:font-name="Monospace" fo:font-size="12pt" officeooo:rsid="0352aa72" style:font-size-asian="12pt"/>
    </style:style>
    <style:style style:name="T41" style:family="text">
      <style:text-properties fo:color="#000000" style:font-name="Monospace" fo:font-size="12pt" officeooo:rsid="035369da" style:font-size-asian="12pt"/>
    </style:style>
    <style:style style:name="T42" style:family="text">
      <style:text-properties fo:color="#000000" style:font-name="Monospace" fo:font-size="12pt" officeooo:rsid="03592b0b" style:font-size-asian="12pt"/>
    </style:style>
    <style:style style:name="T43" style:family="text">
      <style:text-properties fo:color="#000000" style:font-name="Monospace" fo:font-size="12pt" officeooo:rsid="035c23b4" style:font-size-asian="12pt"/>
    </style:style>
    <style:style style:name="T44" style:family="text">
      <style:text-properties fo:color="#000000" style:font-name="Monospace" fo:font-size="12pt" officeooo:rsid="035d6239" style:font-size-asian="12pt"/>
    </style:style>
    <style:style style:name="T45" style:family="text">
      <style:text-properties fo:color="#000000" style:font-name="Monospace" fo:font-size="12pt" fo:font-style="italic" style:font-size-asian="12pt" style:font-style-asian="italic"/>
    </style:style>
    <style:style style:name="T46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47" style:family="text">
      <style:text-properties fo:color="#000000" style:font-name="Monospace" fo:font-size="12pt" fo:font-weight="bold" officeooo:rsid="02cf9839" style:font-size-asian="12pt" style:font-weight-asian="bold" style:font-weight-complex="bold"/>
    </style:style>
    <style:style style:name="T48" style:family="text">
      <style:text-properties fo:color="#000000" style:font-name="Monospace" officeooo:rsid="0273c13e"/>
    </style:style>
    <style:style style:name="T49" style:family="text">
      <style:text-properties fo:color="#000000" style:font-name="Monospace" fo:font-style="italic" officeooo:rsid="0273c13e" style:font-style-asian="italic"/>
    </style:style>
    <style:style style:name="T50" style:family="text">
      <style:text-properties fo:color="#000000" style:font-name="Monospace" officeooo:rsid="03267aa3"/>
    </style:style>
    <style:style style:name="T51" style:family="text">
      <style:text-properties fo:color="#000000" style:font-name="Monospace" officeooo:rsid="033bf215"/>
    </style:style>
    <style:style style:name="T52" style:family="text">
      <style:text-properties fo:color="#000000" style:font-name="Monospace" officeooo:rsid="033e790c"/>
    </style:style>
    <style:style style:name="T53" style:family="text">
      <style:text-properties fo:color="#000000" style:font-name="Monospace" officeooo:rsid="0348827b"/>
    </style:style>
    <style:style style:name="T54" style:family="text">
      <style:text-properties fo:color="#2a00ff" style:font-name="Monospace" fo:font-size="12pt" style:font-size-asian="12pt"/>
    </style:style>
    <style:style style:name="T55" style:family="text">
      <style:text-properties fo:color="#2a00ff" style:font-name="Monospace" fo:font-size="12pt" officeooo:rsid="02cc4c06" style:font-size-asian="12pt"/>
    </style:style>
    <style:style style:name="T56" style:family="text">
      <style:text-properties fo:color="#2a00ff" style:font-name="Monospace" officeooo:rsid="0273c13e"/>
    </style:style>
    <style:style style:name="T57" style:family="text">
      <style:text-properties fo:color="#2a00ff" style:font-name="Monospace" officeooo:rsid="02751ba1"/>
    </style:style>
    <style:style style:name="T58" style:family="text">
      <style:text-properties officeooo:rsid="02751ba1"/>
    </style:style>
    <style:style style:name="T59" style:family="text">
      <style:text-properties fo:color="#6a3e3e" style:font-name="Monospace" fo:font-size="12pt" style:font-size-asian="12pt"/>
    </style:style>
    <style:style style:name="T60" style:family="text">
      <style:text-properties fo:color="#6a3e3e" style:font-name="Monospace" fo:font-size="12pt" officeooo:rsid="02943764" style:font-size-asian="12pt"/>
    </style:style>
    <style:style style:name="T61" style:family="text">
      <style:text-properties fo:color="#6a3e3e" style:font-name="Monospace" officeooo:rsid="028fdf70"/>
    </style:style>
    <style:style style:name="T62" style:family="text">
      <style:text-properties fo:color="#6a3e3e" style:font-name="Monospace" officeooo:rsid="0290f8fd"/>
    </style:style>
    <style:style style:name="T63" style:family="text">
      <style:text-properties officeooo:rsid="027638a2"/>
    </style:style>
    <style:style style:name="T64" style:family="text">
      <style:text-properties fo:color="#ff0000" style:font-name="Monospace" fo:font-size="12pt" style:font-size-asian="12pt"/>
    </style:style>
    <style:style style:name="T65" style:family="text">
      <style:text-properties fo:color="#f07746" style:font-name="Monospace" fo:font-size="12pt" style:text-underline-style="solid" style:text-underline-width="auto" style:text-underline-color="font-color" style:font-size-asian="12pt"/>
    </style:style>
    <style:style style:name="T66" style:family="text">
      <style:text-properties officeooo:rsid="027e2ab3"/>
    </style:style>
    <style:style style:name="T67" style:family="text">
      <style:text-properties officeooo:rsid="02881f17"/>
    </style:style>
    <style:style style:name="T68" style:family="text">
      <style:text-properties fo:color="#4000c8" style:font-name="Monospace" fo:font-size="12pt" fo:font-weight="bold" style:font-size-asian="12pt" style:font-weight-asian="bold"/>
    </style:style>
    <style:style style:name="T69" style:family="text">
      <style:text-properties fo:color="#4000c8" style:font-name="Monospace" fo:font-weight="bold" style:font-weight-asian="bold"/>
    </style:style>
    <style:style style:name="T70" style:family="text">
      <style:text-properties officeooo:rsid="028b88ba"/>
    </style:style>
    <style:style style:name="T71" style:family="text">
      <style:text-properties officeooo:rsid="028dad1c"/>
    </style:style>
    <style:style style:name="T72" style:family="text">
      <style:text-properties officeooo:rsid="0292a794"/>
    </style:style>
    <style:style style:name="T73" style:family="text">
      <style:text-properties officeooo:rsid="029357e7"/>
    </style:style>
    <style:style style:name="T74" style:family="text">
      <style:text-properties officeooo:rsid="0296571f"/>
    </style:style>
    <style:style style:name="T75" style:family="text">
      <style:text-properties fo:color="#0000ff" style:font-name="Monospace" fo:font-size="12pt" style:font-size-asian="12pt"/>
    </style:style>
    <style:style style:name="T76" style:family="text">
      <style:text-properties officeooo:rsid="029fbe68"/>
    </style:style>
    <style:style style:name="T77" style:family="text">
      <style:text-properties officeooo:rsid="02a45005"/>
    </style:style>
    <style:style style:name="T78" style:family="text">
      <style:text-properties officeooo:rsid="02a455c6"/>
    </style:style>
    <style:style style:name="T79" style:family="text">
      <style:text-properties style:use-window-font-color="true" style:font-name="Monospace" fo:font-size="12pt" fo:font-weight="bold" officeooo:rsid="02a68f27" fo:background-color="transparent" loext:char-shading-value="0" style:font-size-asian="12pt" style:font-weight-asian="bold"/>
    </style:style>
    <style:style style:name="T80" style:family="text">
      <style:text-properties style:use-window-font-color="true" style:font-name="Monospace" fo:font-size="12pt" fo:background-color="transparent" loext:char-shading-value="0" style:font-size-asian="12pt"/>
    </style:style>
    <style:style style:name="T81" style:family="text">
      <style:text-properties fo:color="#000080" style:font-name="Monospace"/>
    </style:style>
    <style:style style:name="T82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83" style:family="text">
      <style:text-properties officeooo:rsid="02a882d1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2bb84a5" style:font-weight-asian="normal" style:font-weight-complex="normal"/>
    </style:style>
    <style:style style:name="T86" style:family="text">
      <style:text-properties fo:font-weight="normal" officeooo:rsid="02bcd46c" style:font-weight-asian="normal" style:font-weight-complex="normal"/>
    </style:style>
    <style:style style:name="T87" style:family="text">
      <style:text-properties fo:font-weight="normal" officeooo:rsid="02d811dd" style:font-weight-asian="normal" style:font-weight-complex="normal"/>
    </style:style>
    <style:style style:name="T88" style:family="text">
      <style:text-properties fo:font-weight="normal" officeooo:rsid="02673f28" style:font-weight-asian="normal" style:font-weight-complex="normal"/>
    </style:style>
    <style:style style:name="T89" style:family="text">
      <style:text-properties fo:font-weight="normal" officeooo:rsid="02da6773" style:font-weight-asian="normal" style:font-weight-complex="normal"/>
    </style:style>
    <style:style style:name="T90" style:family="text">
      <style:text-properties fo:font-weight="normal" officeooo:rsid="02dce9f8" style:font-weight-asian="normal" style:font-weight-complex="normal"/>
    </style:style>
    <style:style style:name="T91" style:family="text">
      <style:text-properties fo:font-weight="normal" officeooo:rsid="02dec0eb" style:font-weight-asian="normal" style:font-weight-complex="normal"/>
    </style:style>
    <style:style style:name="T92" style:family="text">
      <style:text-properties fo:font-weight="normal" officeooo:rsid="02e07c12" style:font-weight-asian="normal" style:font-weight-complex="normal"/>
    </style:style>
    <style:style style:name="T93" style:family="text">
      <style:text-properties fo:font-weight="normal" officeooo:rsid="02e154e1" style:font-weight-asian="normal" style:font-weight-complex="normal"/>
    </style:style>
    <style:style style:name="T94" style:family="text">
      <style:text-properties fo:font-weight="normal" officeooo:rsid="02e69270" style:font-weight-asian="normal" style:font-weight-complex="normal"/>
    </style:style>
    <style:style style:name="T95" style:family="text">
      <style:text-properties fo:font-weight="normal" officeooo:rsid="02e7435a" style:font-weight-asian="normal" style:font-weight-complex="normal"/>
    </style:style>
    <style:style style:name="T96" style:family="text">
      <style:text-properties fo:font-weight="normal" officeooo:rsid="02e84591" style:font-weight-asian="normal" style:font-weight-complex="normal"/>
    </style:style>
    <style:style style:name="T97" style:family="text">
      <style:text-properties fo:font-weight="normal" officeooo:rsid="02eb4da0" style:font-weight-asian="normal" style:font-weight-complex="normal"/>
    </style:style>
    <style:style style:name="T98" style:family="text">
      <style:text-properties fo:font-weight="normal" officeooo:rsid="02ebc87c" style:font-weight-asian="normal" style:font-weight-complex="normal"/>
    </style:style>
    <style:style style:name="T99" style:family="text">
      <style:text-properties fo:font-weight="normal" officeooo:rsid="02ec3866" style:font-weight-asian="normal" style:font-weight-complex="normal"/>
    </style:style>
    <style:style style:name="T100" style:family="text">
      <style:text-properties fo:font-weight="normal" officeooo:rsid="02ed3944" style:font-weight-asian="normal" style:font-weight-complex="normal"/>
    </style:style>
    <style:style style:name="T101" style:family="text">
      <style:text-properties fo:font-weight="normal" officeooo:rsid="0267eb89" style:font-weight-asian="normal" style:font-weight-complex="normal"/>
    </style:style>
    <style:style style:name="T102" style:family="text">
      <style:text-properties fo:font-weight="normal" officeooo:rsid="02f6f058" style:font-weight-asian="normal" style:font-weight-complex="normal"/>
    </style:style>
    <style:style style:name="T103" style:family="text">
      <style:text-properties fo:font-weight="normal" officeooo:rsid="0346dcc7" style:font-weight-asian="normal" style:font-weight-complex="normal"/>
    </style:style>
    <style:style style:name="T104" style:family="text">
      <style:text-properties fo:font-weight="normal" officeooo:rsid="02b483dd" style:font-weight-asian="normal" style:font-weight-complex="normal"/>
    </style:style>
    <style:style style:name="T105" style:family="text">
      <style:text-properties fo:font-weight="normal" officeooo:rsid="0348f691" style:font-weight-asian="normal" style:font-weight-complex="normal"/>
    </style:style>
    <style:style style:name="T106" style:family="text">
      <style:text-properties officeooo:rsid="02b67f0f"/>
    </style:style>
    <style:style style:name="T107" style:family="text">
      <style:text-properties officeooo:rsid="02b8efb2"/>
    </style:style>
    <style:style style:name="T108" style:family="text">
      <style:text-properties officeooo:rsid="02c0d730"/>
    </style:style>
    <style:style style:name="T109" style:family="text">
      <style:text-properties officeooo:rsid="02ca66aa"/>
    </style:style>
    <style:style style:name="T110" style:family="text">
      <style:text-properties officeooo:rsid="02d811dd"/>
    </style:style>
    <style:style style:name="T111" style:family="text">
      <style:text-properties officeooo:rsid="02dec0eb"/>
    </style:style>
    <style:style style:name="T112" style:family="text">
      <style:text-properties officeooo:rsid="02f24ea2"/>
    </style:style>
    <style:style style:name="T113" style:family="text">
      <style:text-properties officeooo:rsid="02f42c95"/>
    </style:style>
    <style:style style:name="T114" style:family="text">
      <style:text-properties officeooo:rsid="02fa1de1"/>
    </style:style>
    <style:style style:name="T115" style:family="text">
      <style:text-properties officeooo:rsid="02fc61bd"/>
    </style:style>
    <style:style style:name="T116" style:family="text">
      <style:text-properties officeooo:rsid="03016372"/>
    </style:style>
    <style:style style:name="T117" style:family="text">
      <style:text-properties officeooo:rsid="03031a2c"/>
    </style:style>
    <style:style style:name="T118" style:family="text">
      <style:text-properties officeooo:rsid="03052c1a"/>
    </style:style>
    <style:style style:name="T119" style:family="text">
      <style:text-properties officeooo:rsid="030dacb9"/>
    </style:style>
    <style:style style:name="T120" style:family="text">
      <style:text-properties officeooo:rsid="030f36f3"/>
    </style:style>
    <style:style style:name="T121" style:family="text">
      <style:text-properties officeooo:rsid="03102f51"/>
    </style:style>
    <style:style style:name="T122" style:family="text">
      <style:text-properties officeooo:rsid="03130c90"/>
    </style:style>
    <style:style style:name="T123" style:family="text">
      <style:text-properties officeooo:rsid="03282d0b"/>
    </style:style>
    <style:style style:name="T124" style:family="text">
      <style:text-properties officeooo:rsid="032e584e"/>
    </style:style>
    <style:style style:name="T125" style:family="text">
      <style:text-properties fo:font-size="12pt" officeooo:rsid="032e584e" style:font-size-asian="12pt" style:font-size-complex="12pt"/>
    </style:style>
    <style:style style:name="T126" style:family="text">
      <style:text-properties officeooo:rsid="033f8f2c"/>
    </style:style>
    <style:style style:name="T127" style:family="text">
      <style:text-properties officeooo:rsid="034bb3dc"/>
    </style:style>
    <style:style style:name="T128" style:family="text">
      <style:text-properties officeooo:rsid="03574e44"/>
    </style:style>
    <style:style style:name="T129" style:family="text">
      <style:text-properties officeooo:rsid="035849e4"/>
    </style:style>
    <style:style style:name="T130" style:family="text">
      <style:text-properties officeooo:rsid="035f094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4" text:outline-level="1"><text:span text:style-name="T111">מסדי </text:span>נתונים</text:h>
      <text:p text:style-name="P74">עד עכשיו למדנו לעבוד עם <text:span text:style-name="T110">עצמים בשפת ג'אבה. היום נלמד לעבוד עם עצמים בשפה שונה - שפת SQL - ונראה את הדומה והשונה. <text:s text:c="2"/>שפת SQL נועדה לעבודה עם </text:span><text:span text:style-name="T8">מסדי</text:span><text:span text:style-name="T7">-נתונים-רלציוניים</text:span><text:span text:style-name="T87"> (relational database) ולכן קודם נדבר בקצרה על </text:span><text:span text:style-name="T91">מסדי</text:span><text:span text:style-name="T87">-נתונים בכלל. <text:s text:c="2"/></text:span><text:span text:style-name="T90">ישנן כמה דרכים להסביר מה זה </text:span><text:span text:style-name="T91">מסד </text:span><text:span text:style-name="T90">נתונים</text:span><text:span text:style-name="T91"> (database)</text:span><text:span text:style-name="T90">:</text:span></text:p>
      <text:list xml:id="list7873925985148411519" text:style-name="L1">
        <text:list-item>
          <text:p text:style-name="P106"><text:span text:style-name="T90">מסד</text:span><text:span text:style-name="T92">-</text:span><text:span text:style-name="T90">נתונים הוא אוסף של עצמים שנשמר לאורך זמן (persistent)</text:span><text:span text:style-name="T100"> וחי גם מעבר לאורך-החיים של התוכנה. זאת </text:span><text:span text:style-name="T90">בניגוד לעצמים בתוכנה שנעלמים כשהתוכנה מסתיימת.</text:span><text:span text:style-name="T100"> <text:s/></text:span></text:p>
        </text:list-item>
        <text:list-item>
          <text:p text:style-name="P107"><text:span text:style-name="T84">מסד</text:span><text:span text:style-name="T92">-</text:span><text:span text:style-name="T84">נתונים </text:span><text:span text:style-name="T88">אנחנו כבר מכירים מנגנון פשוט ל-persistence והוא - קבצים. למדנו איך לכתוב עצמים לקובץ בפורמטים שונים (json, xml, ObjectStream) ואיך לקרוא אותם בחזרה מהקובץ.</text:span><text:span text:style-name="T84">הוא קובץ </text:span><text:span text:style-name="T93">(או אוסף קבצים) שיש להם </text:span><text:span text:style-name="T84">מבנה </text:span><text:span text:style-name="T94">ומשמעות מוגדרי</text:span><text:span text:style-name="T100">ם. זאת </text:span><text:span text:style-name="T84">בניגוד לקובץ רגיל שהוא רק אוסף של בתים</text:span><text:span text:style-name="T95">/</text:span><text:span text:style-name="T84">אותיות בלי מבנה</text:span><text:span text:style-name="T93">.</text:span></text:p>
        </text:list-item>
      </text:list>
      <text:p text:style-name="P69"><text:s text:c="3"/><text:span text:style-name="T11">קובץ הוא סוג פשוט של </text:span><text:span text:style-name="T101">מסד נתונים</text:span><text:span text:style-name="T11">; סוגים משוכללים יותר של מסדי-נתונים נותנים לנו יתרונות נוספים, כגון:</text:span></text:p>
      <text:list xml:id="list774300568155188854" text:style-name="L2">
        <text:list-item>
          <text:p text:style-name="P108">ריבוי חוטים - אפשר לקרוא/לכתוב ל<text:span text:style-name="T11">מאגר-הנתונים</text:span> מכמה חוטים שונים והוא יישאר תקין<text:span text:style-name="T112"> (בניגוד לקובץ).</text:span></text:p>
        </text:list-item>
        <text:list-item>
          <text:p text:style-name="P109">יעילות - <text:span text:style-name="T12">במסדי-נתונים ישנם מפתחות המאפשרים לגשת לחלקים מהמאגר במהירות.</text:span></text:p>
        </text:list-item>
        <text:list-item>
          <text:p text:style-name="P110">סדר - מסד<text:span text:style-name="T113">-</text:span>נתונים אחד יכול לשמור מידע שהיינו צריכים לפזר בקבצים שונים.</text:p>
        </text:list-item>
      </text:list>
      <text:p text:style-name="P111"/>
      <text:p text:style-name="P74"><text:span text:style-name="T89">ישנם שני סוגי </text:span><text:span text:style-name="T96">מסדי</text:span><text:span text:style-name="T89">-נתונים:</text:span></text:p>
      <text:list xml:id="list7020228853351715389" text:style-name="L3">
        <text:list-item>
          <text:p text:style-name="P112"><text:span text:style-name="T84">מסד נתונים פשוט הוא בסה"כ אוסף של </text:span><text:span text:style-name="T98">מפתחות ו</text:span><text:span text:style-name="T84">עצמים</text:span><text:span text:style-name="T97">. זה </text:span><text:span text:style-name="T84">כמו Map בשפת ג'אבה</text:span><text:span text:style-name="T97">, רק שהוא חי מעבר לאורך-החיים של התוכנה (persistent). <text:s/>דוגמאות: MongoDB, Redis.</text:span></text:p>
        </text:list-item>
        <text:list-item>
          <text:p text:style-name="P113"><text:span text:style-name="T97">מ</text:span><text:span text:style-name="T84">סד נתונים רלציוני הוא אוסף של טבלאות</text:span><text:span text:style-name="T99">. לכל טבלה יש אוסף קבוע של עמודות מסוגים שונים, ומספר משתנה של שורות. דוגמאות: SQLite, MySQL, MS-SQL,</text:span><text:span text:style-name="T102"> Maria DB, </text:span><text:span text:style-name="T99">Oracle DB, ...</text:span></text:p>
        </text:list-item>
      </text:list>
      <text:p text:style-name="P75">מסד-נתונים רלציוני מאפשר ליצור טבלאות, לעדכן טבלאות ולשאול שאילתות בשפה מקובלת הנקראת SQL. <text:s/>השפה הזאת כל-כך מקובלת, עד שמסדי-נתונים שאינם רלציוניים נקראים "NoSQL".</text:p>
      <text:p text:style-name="P78">ישנה הקבלה מסויימת בין עצמים במסד-נתונים <text:span text:style-name="T119">רלציוני </text:span>לבין עצמים בג'אבה<text:span text:style-name="T130">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0">מסד-נתונים רלציוני</text:p>
          </table:table-cell>
          <table:table-cell table:style-name="Table1.B1" office:value-type="string">
            <text:p text:style-name="P91">ג'אבה</text:p>
          </table:table-cell>
        </table:table-row>
        <table:table-row>
          <table:table-cell table:style-name="Table1.A2" office:value-type="string">
            <text:p text:style-name="P92">הגדרת טבלה</text:p>
          </table:table-cell>
          <table:table-cell table:style-name="Table1.B2" office:value-type="string">
            <text:p text:style-name="P92">הגדרת מחלקה</text:p>
          </table:table-cell>
        </table:table-row>
        <table:table-row>
          <table:table-cell table:style-name="Table1.A2" office:value-type="string">
            <text:p text:style-name="P92">שורה בטבלה</text:p>
          </table:table-cell>
          <table:table-cell table:style-name="Table1.B2" office:value-type="string">
            <text:p text:style-name="P92">עצם</text:p>
          </table:table-cell>
        </table:table-row>
        <table:table-row>
          <table:table-cell table:style-name="Table1.A2" office:value-type="string">
            <text:p text:style-name="P92">טבלה</text:p>
          </table:table-cell>
          <table:table-cell table:style-name="Table1.B2" office:value-type="string">
            <text:p text:style-name="P92">רשימה של עצמים</text:p>
          </table:table-cell>
        </table:table-row>
        <table:table-row>
          <table:table-cell table:style-name="Table1.A2" office:value-type="string">
            <text:p text:style-name="P92">עמודה בטבלה</text:p>
          </table:table-cell>
          <table:table-cell table:style-name="Table1.B2" office:value-type="string">
            <text:p text:style-name="P92">שדה</text:p>
          </table:table-cell>
        </table:table-row>
      </table:table>
      <text:p text:style-name="P77"/>
      <text:p text:style-name="P79">אבל יש גם הבדלים:</text:p>
      <text:list xml:id="list667514865982148350" text:style-name="L4">
        <text:list-item>
          <text:p text:style-name="P114">בג'אבה לכל עצם יש בנוסף לשדות גם <text:span text:style-name="T2">מתודות</text:span>; במסד-נתונים בדרך-כלל אין דבר כזה, הפעולות נפרדות מהמתודות.</text:p>
        </text:list-item>
        <text:list-item>
          <text:p text:style-name="P114">בג'אבה יש הבחנה בין שדות <text:span text:style-name="T121">ציבוריים ושדות </text:span><text:span text:style-name="T9">פרטיים</text:span>; במסד-נתונים בדרך-כלל כל השדות ציבוריים.</text:p>
        </text:list-item>
        <text:list-item>
          <text:p text:style-name="P115">בג'אבה יש ירושה; במסד-נתונים רלציוני בדרך-כלל אין.</text:p>
        </text:list-item>
      </text:list>
      <text:p text:style-name="P80">היתרון של מסדי-נתונים רלציוניים, בנוסף לשמירת מידע (persistence), הוא האפשרות לבצע בהם שאילתות מורכבות בקלות, כפי שנראה בהמשך.</text:p>
      <text:p text:style-name="P68"/>
      <text:p text:style-name="P88">מערכות מסדי-נתונים רלציוניים</text:p>
      <text:p text:style-name="P70">אנחנו נלמד <text:span text:style-name="T106">שתי מערכות לניהול מסדי-נתונים רלציוניים</text:span>: <text:span text:style-name="T13">סקלייט (SQLite) ומייסקל (MySQL).</text:span> </text:p>
      <text:list xml:id="list2743113087475852677" text:style-name="L5">
        <text:list-item>
          <text:p text:style-name="P116">סקלייט היא פשוטה, ונועדה לשמירת נתונים של משתמש אחד על מחשב מקומי;</text:p>
        </text:list-item>
        <text:list-item>
          <text:p text:style-name="P116">מייסקל היא משוכללת יותר, ונועדה לשמירת נתונים של משתמשים רבים על שרת משותף.</text:p>
        </text:list-item>
      </text:list>
      <text:p text:style-name="P35"><text:span text:style-name="T116">במערכת </text:span>סקלייט, כל מסד-נתונים נמצא בקובץ אחד<text:span text:style-name="T115"> (כמו בתוכנת Microsoft Access, זה גם די דומה לאקסל).</text:span></text:p>
      <text:p text:style-name="P34">כדי לעבוד עם סקלייט, כל מה שצריך הוא להתקין תוכנה <text:span text:style-name="T114">פשוטה וחינמית שנקראת sqlite browser. <text:s text:c="4"/>כשאנחנו יוצרים מאגר חדש, נוצר אוטומטית קובץ עבורו. אפשר להגדיר טבלאות ולהכניס לתוכן נתונים דרך הממשק הגרפי, אבל אנחנו נלמד גם איך לעשות זאת בעזרת פעולות סקל.</text:span></text:p>
      <text:p text:style-name="P34"/>
      <text:p text:style-name="P37">במערכת מייסקל, מסד-נתונים נמצא על שרת כלשהו. אפשר להפעיל שרת על המחשב שלנו, אבל אפשר גם להתחבר לשרת קיים; נראה בהמשך איך עושים את זה. <text:s text:c="2"/></text:p>
      <text:p text:style-name="P37"/>
      <text:p text:style-name="P37">שתי המערכות מבינות את שפת סקל (SQL). בשלושת הפרקים הבאים נלמד את שלושת הסוגים העיקריים של פקודות שיש בשפה: <text:span text:style-name="T2">הגדרת נתונים</text:span>, <text:span text:style-name="T2">שינוי נתונים</text:span>, <text:span text:style-name="T2">ושאילתות נתונים</text:span>.</text:p>
      <text:p text:style-name="P36"/>
      <text:p text:style-name="P87"><text:span text:style-name="T122">א. שפת </text:span>הגדרת נתונים</text:p>
      <text:p text:style-name="P71">מסד נתונים <text:span text:style-name="T117">רלציוני</text:span> בנוי מ<text:span text:style-name="T2">טבלאות</text:span>. בכל טבלה יש <text:span text:style-name="T2">עמודות</text:span>. כדי לעבוד עם טבלאות צריך קודם-כל להגדיר אותן. <text:span text:style-name="T118">תת-השפה של סקל האחראית להגדרת טבלאות </text:span>נקראת "שפת הגדרת <text:span text:style-name="T71">נתונים</text:span>" - Data Definition Language. <text:span text:style-name="T67"><text:s/>למשל, הפקודה:</text:span></text:p>
      <text:p text:style-name="P42"><text:span text:style-name="T15">CREATE</text:span><text:span text:style-name="T20"> </text:span><text:span text:style-name="T15">TABLE</text:span><text:span text:style-name="T20"> </text:span><text:span text:style-name="T23">employees</text:span></text:p>
      <text:p text:style-name="P59"><text:span text:style-name="T22">(id</text:span><text:span text:style-name="T20"> <text:s text:c="7"/></text:span><text:span text:style-name="T68">INT</text:span><text:span text:style-name="T20"> </text:span><text:span text:style-name="T15">PRIMARY</text:span><text:span text:style-name="T20"> </text:span><text:span text:style-name="T15">KEY</text:span><text:span text:style-name="T20"> <text:s text:c="4"/></text:span><text:span text:style-name="T15">NOT</text:span><text:span text:style-name="T20"> </text:span><text:span text:style-name="T68">NULL</text:span><text:span text:style-name="T22">,</text:span></text:p>
      <text:p text:style-name="P59"><text:span text:style-name="T20"><text:s/></text:span><text:span text:style-name="T22">name</text:span><text:span text:style-name="T20"> <text:s text:c="5"/></text:span><text:span text:style-name="T22">TEXT</text:span><text:span text:style-name="T20"> <text:s text:c="3"/></text:span><text:span text:style-name="T15">NOT</text:span><text:span text:style-name="T20"> </text:span><text:span text:style-name="T68">NULL</text:span><text:span text:style-name="T22">,</text:span></text:p>
      <text:p text:style-name="P59"><text:span text:style-name="T20"><text:s/></text:span><text:span text:style-name="T22">age</text:span><text:span text:style-name="T20"> <text:s text:c="6"/></text:span><text:span text:style-name="T68">INT</text:span><text:span text:style-name="T20"> <text:s text:c="4"/></text:span><text:span text:style-name="T15">NOT</text:span><text:span text:style-name="T20"> </text:span><text:span text:style-name="T68">NULL</text:span><text:span text:style-name="T22">,</text:span></text:p>
      <text:p text:style-name="P59"><text:span text:style-name="T20"><text:s/></text:span><text:span text:style-name="T22">address</text:span><text:span text:style-name="T20"> <text:s text:c="2"/></text:span><text:span text:style-name="T15">CHAR</text:span><text:span text:style-name="T22">(50),</text:span></text:p>
      <text:p text:style-name="P59"><text:span text:style-name="T20"><text:s/></text:span><text:span text:style-name="T22">salary</text:span><text:span text:style-name="T20"> <text:s text:c="3"/></text:span><text:span text:style-name="T68">REAL</text:span><text:span text:style-name="T22">);</text:span></text:p>
      <text:p text:style-name="P4">מגדירה טבלה בשם <text:span text:style-name="T23">employees</text:span> עם חמש עמודות. ליד כל עמודה כתוב הטיפוס שלה וכן פרטים נוספים שנראה בהמשך. <text:span text:style-name="T70"><text:s text:c="2"/></text:span></text:p>
      <text:p text:style-name="P7"/>
      <text:p text:style-name="P9">כדי למחוק טבלה משתמשים בפעולת SQL:</text:p>
      <text:p text:style-name="P49"><text:span text:style-name="T15">DROP</text:span><text:span text:style-name="T20"> </text:span><text:span text:style-name="T15">TABLE</text:span><text:span text:style-name="T20"> </text:span><text:span text:style-name="T22">employees;</text:span></text:p>
      <text:p text:style-name="P7"/>
      <text:p text:style-name="P126">ב. שפת שינוי נתונים</text:p>
      <text:p text:style-name="P72">אחרי שיצרנו טבלה, אנחנו יכולים להכניס ולהוציא ולעדכן בה שורות. <text:s/><text:span text:style-name="T71">תת-השפה של SQL האחראית לשינוי נתונים בטבלאות נקראת "שפת שינוי נתונים" - Data Manipulation Language. <text:s text:c="2"/></text:span>הפעולות הרלבנטיות הן: INSERT, DELETE, UPDATE. למשל:</text:p>
      <text:p text:style-name="P50"><text:span text:style-name="T15">INSERT</text:span><text:span text:style-name="T20"> </text:span><text:span text:style-name="T15">INTO</text:span><text:span text:style-name="T20"> </text:span><text:span text:style-name="T22">employees</text:span><text:span text:style-name="T20"> </text:span><text:span text:style-name="T22">(id,name,age,address,salary)</text:span></text:p>
      <text:p text:style-name="P59"><text:span text:style-name="T20"><text:s text:c="7"/></text:span><text:span text:style-name="T15">VALUES</text:span><text:span text:style-name="T20"> </text:span><text:span text:style-name="T22">(1,</text:span><text:span text:style-name="T20"> </text:span><text:span text:style-name="T75">'Paul'</text:span><text:span text:style-name="T22">,</text:span><text:span text:style-name="T20"> </text:span><text:span text:style-name="T22">32,</text:span><text:span text:style-name="T20"> </text:span><text:span text:style-name="T75">'California'</text:span><text:span text:style-name="T22">,</text:span><text:span text:style-name="T20"> </text:span><text:span text:style-name="T22">20000.00);</text:span></text:p>
      <text:p text:style-name="P50"/>
      <text:p text:style-name="P50"><text:span text:style-name="T15">DELETE</text:span><text:span text:style-name="T20"> </text:span><text:span text:style-name="T15">FROM</text:span><text:span text:style-name="T20"> </text:span><text:span text:style-name="T22">employees</text:span><text:span text:style-name="T20"> </text:span><text:span text:style-name="T15">WHERE</text:span><text:span text:style-name="T20"> </text:span><text:span text:style-name="T22">id</text:span><text:span text:style-name="T20"> </text:span><text:span text:style-name="T15">IN</text:span><text:span text:style-name="T20"> </text:span><text:span text:style-name="T22">(1,2,3,4);</text:span></text:p>
      <text:p text:style-name="P93"/>
      <text:p text:style-name="P45"><text:span text:style-name="T15">UPDATE</text:span><text:span text:style-name="T20"> </text:span><text:span text:style-name="T22">employees</text:span><text:span text:style-name="T20"> </text:span><text:span text:style-name="T15">SET</text:span><text:span text:style-name="T20"> </text:span><text:span text:style-name="T22">salary=25000</text:span><text:span text:style-name="T20"> </text:span><text:span text:style-name="T15">WHERE</text:span><text:span text:style-name="T20"> </text:span><text:span text:style-name="T22">id=1</text:span><text:span text:style-name="T20"> </text:span><text:span text:style-name="T15">OR</text:span><text:span text:style-name="T20"> </text:span><text:span text:style-name="T22">id=3;</text:span></text:p>
      <text:p text:style-name="P10"/>
      <text:p text:style-name="P127">ג. שפת שאילתת נתונים</text:p>
      <text:p text:style-name="P76"><text:span text:style-name="T77">כדי לקרוא נתונים יש לבצע </text:span><text:span text:style-name="T5">שאילתות</text:span><text:span text:style-name="T78">. לשם כך משתמשים בתת-שפה של SQL המיועדת לשאילתות ונקראת Data Query Language. הפעולה העיקרית בשפה זו היא </text:span><text:span text:style-name="T16">SELECT</text:span><text:span text:style-name="T79">, הנה כמה דוגמאות:</text:span></text:p>
      <text:p text:style-name="P53"><text:span text:style-name="T17">SELECT</text:span><text:span text:style-name="T19"> </text:span><text:span text:style-name="T21">*</text:span><text:span text:style-name="T19"> </text:span><text:span text:style-name="T18">FROM</text:span><text:span text:style-name="T19"> </text:span><text:span text:style-name="T21">employees;</text:span></text:p>
      <text:p text:style-name="P64"><text:span text:style-name="T18">SELECT</text:span><text:span text:style-name="T19"> </text:span><text:span text:style-name="T21">id,name,age</text:span><text:span text:style-name="T19"> </text:span><text:span text:style-name="T18">FROM</text:span><text:span text:style-name="T19"> </text:span><text:span text:style-name="T21">employees</text:span><text:span text:style-name="T19"> </text:span><text:span text:style-name="T18">WHERE</text:span><text:span text:style-name="T19"> </text:span><text:span text:style-name="T21">id=1;</text:span></text:p>
      <text:p text:style-name="P64"><text:span text:style-name="T18">SELECT</text:span><text:span text:style-name="T19"> </text:span><text:span text:style-name="T21">name,age</text:span><text:span text:style-name="T19"> </text:span><text:span text:style-name="T18">FROM</text:span><text:span text:style-name="T19"> </text:span><text:span text:style-name="T21">employees</text:span><text:span text:style-name="T19"> </text:span><text:span text:style-name="T18">WHERE</text:span><text:span text:style-name="T19"> </text:span><text:span text:style-name="T21">salary&gt;=20000;</text:span></text:p>
      <text:p text:style-name="P53"><text:span text:style-name="T18">SELECT</text:span><text:span text:style-name="T19"> </text:span><text:span text:style-name="T81">MAX</text:span><text:span text:style-name="T21">(age)</text:span><text:span text:style-name="T19"> </text:span><text:span text:style-name="T18">FROM</text:span><text:span text:style-name="T19"> </text:span><text:span text:style-name="T21">employees</text:span><text:span text:style-name="T19"> </text:span><text:span text:style-name="T18">WHERE</text:span><text:span text:style-name="T19"> </text:span><text:span text:style-name="T21">salary&gt;=20000;</text:span></text:p>
      <text:p text:style-name="P53"><text:span text:style-name="T18">SELECT</text:span><text:span text:style-name="T19"> </text:span><text:span text:style-name="T21">age,</text:span><text:span text:style-name="T19"> </text:span><text:span text:style-name="T81">COUNT</text:span><text:span text:style-name="T21">(*),</text:span><text:span text:style-name="T19"> </text:span><text:span text:style-name="T81">AVG</text:span><text:span text:style-name="T21">(salary)</text:span><text:span text:style-name="T50"> </text:span><text:span text:style-name="T18">FROM</text:span><text:span text:style-name="T19"> </text:span><text:span text:style-name="T21">employees</text:span><text:span text:style-name="T19"> </text:span><text:span text:style-name="T18">GROUP</text:span><text:span text:style-name="T19"> </text:span><text:span text:style-name="T18">BY</text:span><text:span text:style-name="T19"> </text:span><text:span text:style-name="T21">age;</text:span></text:p>
      <text:p text:style-name="P94"/>
      <text:p text:style-name="P13">שפת השאילתות של SQL היא עשירה ומשוכללת מאד ואפשר לבצע בה הרבה שאילתות מורכבות בשפה כמעט טבעית<text:span text:style-name="T123">; ראו דוגמאות בקובץ DataQueryLanguage.sql</text:span>. </text:p>
      <text:p text:style-name="P19"/>
      <text:p text:style-name="Heading_20_2">צירוף טבלאות </text:p>
      <text:p text:style-name="P38">אחת האפשרויות השימושיות ביותר בשפת סקל היא האפשרות לצרף טבלאות שונות. <text:span text:style-name="T124">מכאן נובע התואר "רלציוני" שהשתמשנו בו כמה פעמים. relation = יחס; מסד-נתונים רלציוני מאפשר להגדיר יחסים בין נתונים בטבלאות שונות.</text:span></text:p>
      <text:p text:style-name="P38"/>
      <text:p text:style-name="P39">לדוגמה, נניח שאנחנו רוצים <text:span text:style-name="T124">להגדיר צוותים - לכל צוות יש ראש-צוות וכן חבר-צוות אחד או יותר. בשפת ג'אבה יכולנו <text:s/>פשוט להוסיף לכל עצם מסוג Employee, רשימה של עובדים שנמצאים בצוות שלו (List&lt;Employee&gt;). <text:s text:c="2"/></text:span><text:span text:style-name="T125">אבל במסד-נתונים רלציוני אין שדה מסוג "אוסף" ובפרט לא מסוג "אוסף של עצמים". <text:s text:c="2"/>מה עושים? -מגדירים טבלה נוספת:</text:span></text:p>
      <text:p text:style-name="P54"><text:span text:style-name="T18">CREATE</text:span><text:span text:style-name="T19"> </text:span><text:span text:style-name="T18">TABLE</text:span><text:span text:style-name="T19"> </text:span><text:span text:style-name="T21">IF</text:span><text:span text:style-name="T19"> </text:span><text:span text:style-name="T18">NOT</text:span><text:span text:style-name="T19"> </text:span><text:span text:style-name="T18">EXISTS</text:span><text:span text:style-name="T19"> </text:span><text:span text:style-name="T21">teams</text:span></text:p>
      <text:p text:style-name="P63"><text:span text:style-name="T21">(manager</text:span><text:span text:style-name="T19"> <text:s text:c="2"/></text:span><text:span text:style-name="T69">INT</text:span><text:span text:style-name="T19"> <text:s text:c="4"/></text:span><text:span text:style-name="T18">NOT</text:span><text:span text:style-name="T19"> </text:span><text:span text:style-name="T69">NULL</text:span><text:span text:style-name="T21">,</text:span></text:p>
      <text:p text:style-name="P63"><text:span text:style-name="T19"><text:s/></text:span><text:span text:style-name="T21">member</text:span><text:span text:style-name="T19"> <text:s text:c="3"/></text:span><text:span text:style-name="T69">INT</text:span><text:span text:style-name="T19"> <text:s text:c="4"/></text:span><text:span text:style-name="T18">NOT</text:span><text:span text:style-name="T19"> </text:span><text:span text:style-name="T69">NULL</text:span></text:p>
      <text:p text:style-name="P63"><text:span text:style-name="T19"><text:s/></text:span><text:span text:style-name="T21">);</text:span></text:p>
      <text:p text:style-name="P22">הטבלה מגדירה קשר בין מנהל-צוות לבין חבר-צוות. למשל, אפשר למלא אותה כך:</text:p>
      <text:p text:style-name="P55"><text:span text:style-name="T18">INSERT</text:span><text:span text:style-name="T19"> </text:span><text:span text:style-name="T18">OR</text:span><text:span text:style-name="T19"> </text:span><text:span text:style-name="T21">IGNORE</text:span><text:span text:style-name="T19"> </text:span><text:span text:style-name="T18">INTO</text:span><text:span text:style-name="T19"> </text:span><text:span text:style-name="T21">teams(manager,member)</text:span></text:p>
      <text:p text:style-name="P63"><text:span text:style-name="T19"><text:s text:c="7"/></text:span><text:span text:style-name="T18">VALUES</text:span><text:span text:style-name="T19"> </text:span><text:span text:style-name="T21">(1,1),</text:span><text:span text:style-name="T19"> </text:span><text:span text:style-name="T21">(1,2),</text:span><text:span text:style-name="T19"> </text:span><text:span text:style-name="T21">(1,3),</text:span><text:span text:style-name="T19"> </text:span><text:span text:style-name="T21">(3,3),</text:span><text:span text:style-name="T19"> </text:span><text:span text:style-name="T21">(3,4);</text:span></text:p>
      <text:p text:style-name="P20">פקודה זו מגדירה שני צוותים - צוות בראשות עובד מס' 1 ובו שלושה חברים, וצוות בראשות עובד מס' 3 ובו שני חברים.</text:p>
      <text:p text:style-name="P20"/>
      <text:p text:style-name="P21">עכשיו, נניח שאנחנו רוצים לדעת, עבור כל ראש-צוות, את שמותיהם ומשכורותיהם של חברי-הצוות שלו. איך עושים זאת? בעזרת פעולת <text:span text:style-name="T2">JOIN </text:span>- צירוף:</text:p>
      <text:p text:style-name="P56"><text:span text:style-name="T18">SELECT</text:span><text:span text:style-name="T19"> </text:span><text:span text:style-name="T21">*</text:span><text:span text:style-name="T19"> </text:span><text:span text:style-name="T18">FROM</text:span><text:span text:style-name="T19"> </text:span><text:span text:style-name="T21">employees</text:span><text:span text:style-name="T19"> </text:span></text:p>
      <text:p text:style-name="P63"><text:span text:style-name="T18">INNER</text:span><text:span text:style-name="T19"> </text:span><text:span text:style-name="T18">JOIN</text:span><text:span text:style-name="T19"> </text:span><text:span text:style-name="T21">teams</text:span><text:span text:style-name="T19"> </text:span><text:span text:style-name="T18">ON</text:span><text:span text:style-name="T21">(employees.id=teams.member);</text:span></text:p>
      <text:p text:style-name="P96">הפעולה JOIN יוצרת מכפלה קרטזית של כל שורה בטבלה employees עם כל שורה בטבלה teams, ואז מצמצמת אותה לפי התנאי שבתוך ה-ON. במקרה זה, נקבל עבור כל שורה בטבלה employees, את השורה של המנהל בטבלה teams.</text:p>
      <text:p text:style-name="P96"/>
      <text:p text:style-name="P23"><text:span text:style-name="T21">תרגיל</text:span><text:span text:style-name="T51">י</text:span><text:span text:style-name="T21"> כיתה:</text:span></text:p>
      <text:p text:style-name="P24"><text:span text:style-name="T21">1. כיתבו שאילתה </text:span><text:span text:style-name="T52">המחשבת, עבור כל ראש-צוות, את מספר חברי-הצוות שלו ואת הגיל הממוצע שלהם.</text:span></text:p>
      <text:p text:style-name="P25"><text:span text:style-name="T52">2</text:span><text:span text:style-name="T21">. כיתבו שאילתה המציגה טבלה עם שתי עמודות: שם ראש-הצוות ושם חבר-הצוות (כמו הטבלה teams רק עם שמות במקום מספרים).</text:span></text:p>
      <text:p text:style-name="P39"/>
      <text:p text:style-name="P89">ירושה </text:p>
      <text:p text:style-name="P81">במסד-נתונים רלציוני אין ירושה. זה מעורר את השאלה איך לשמור היררכיה של מחלקות בג'אבה במסד-נתונים כזה? ישנן כמה דרכים:</text:p>
      <text:list xml:id="list5162660516020436874" text:style-name="L6">
        <text:list-item>
          <text:p text:style-name="P117">שימוש בטבלה אחת גדולה - הכוללת את כל השדות בהיררכיה. שדות שאין בהם שימוש יהיו null.</text:p>
        </text:list-item>
        <text:list-item>
          <text:p text:style-name="P118">שימוש בטבלה נפרדת עבור כל <text:span text:style-name="T126">מחלקה, הכוללת את כל השדות של אותה מחלקה (כולל השדות שהתקבלו בירושה).</text:span></text:p>
        </text:list-item>
        <text:list-item>
          <text:p text:style-name="P118">שימוש בטבלה <text:span text:style-name="T126">נפרדת עבור כל מחלקה, הכוללת רק את השדות החדשים של אותה מחלקה (ללא השדות שהתקבלו בירושה). בשיטה זו צריך מזהה מספרי מיוחד שיקשר בין הטבלאות.</text:span></text:p>
        </text:list-item>
      </text:list>
      <text:p text:style-name="P82">הרחבה בנושא זה היא מעבר להיקף של הקורס הנוכחי. </text:p>
      <text:p text:style-name="P130">הגדרת פונקציות</text:p>
      <text:p text:style-name="P66"><text:span text:style-name="T35">CREATE FUNCTION </text:span><text:span text:style-name="T22">- המשך יבוא</text:span><text:span text:style-name="T39">(?)</text:span></text:p>
      <text:p text:style-name="P97"/>
      <text:p text:style-name="P131">עבודה עם מייסקל</text:p>
      <text:p text:style-name="P73">עד עכשיו עבדנו עם סקלייט על המחשב שלנו. מייסקל מאפשר לנו לעבוד עם מאגרים הנמצאים על שרת מרוחק.</text:p>
      <text:p text:style-name="P85">כלי מקובל לעבודה עם מייסקל הוא mysql workbench.</text:p>
      <text:p text:style-name="P84"><text:span text:style-name="T109">לצורך השיעור פתחתי חשבון חינמי באתר https://www.freemysqlhosting.net/, וקיבלתי שם מסד נתונים בחינם. כתובת השרת היא: </text:span>sql11.freemysqlhosting.net<text:span text:style-name="T109"> ושם המאגר הוא: </text:span>sql11213398<text:span text:style-name="T109">.</text:span></text:p>
      <text:p text:style-name="P73">במערכת מייסקל, בניגוד לסקלייט, צריך שם-משתמש וסיסמה. אני קיבלתי מהם שם-משתמש וסיסמה עם הרשאות לעבוד עם מאגר-הנתונים שפתחו לי. <text:s text:c="2"/>הכנסתי את הנתונים ל-mysql workbench והתחברתי.</text:p>
      <text:p text:style-name="P86">כל הפקודות בשפת סקל שראינו עד עכשיו, הן זהות לחלוטין בסקלייט ובמייסקל. <text:s/>כך שאפשר להריץ אותן דרך mysql workbench ולקבל בדיוק אותן תוצאות, רק שהפעם, מסד-הנתונים שלנו <text:span text:style-name="T127">נגיש דרך הרשת מכל מקום בעולם.</text:span></text:p>
      <text:h text:style-name="P125" text:outline-level="1">מסדי נתונים בג'אבה</text:h>
      <text:p text:style-name="P83">בפרק זה נראה איך לעבוד עם מסדי-נתונים מתוך ג'אבה, על-מנת לשלב אותם בפרוייקטי ג'אבה גדולים יותר שאנחנו בונים.</text:p>
      <text:p text:style-name="P132">א. רכיב קישור</text:p>
      <text:p text:style-name="P120">השלב הראשון בעבודה עם מערכת מסדי-נתונים היא הורדת רכיב המקשר בין המערכת שבחרנו לבין ג'אבה. רכיב-קישור בין ג'אבה לבין מערכת מסדי-נתונים נקרא JDBC. <text:s text:c="3"/>למשל, כדי לעבוד עם מערכת סקלייט צריך לחפש "sqlite jdbc". אפשר להוריד jar ולחבר אותו לפרוייקט כמו שעשינו עד לפני שבועיים, או שאפשר להוסיף תלות בקובץ גריידל כפי שלמדנו לפני שבוע:</text:p>
      <text:p text:style-name="P40"><text:span text:style-name="T14">repositories</text:span><text:span text:style-name="T20"> { <text:s text:c="4"/></text:span><text:span text:style-name="T22">mavenCentral</text:span><text:span text:style-name="T20">() <text:s text:c="2"/>}</text:span></text:p>
      <text:p text:style-name="P58"><text:span text:style-name="T14">dependencies</text:span><text:span text:style-name="T20"> { <text:s text:c="4"/></text:span><text:span text:style-name="T80">implementation</text:span><text:span text:style-name="T20"> </text:span><text:span text:style-name="T54">'org.xerial:sqlite-jdbc:+'</text:span><text:span text:style-name="T20"> <text:s text:c="2"/>}</text:span></text:p>
      <text:p text:style-name="P15">שימו לב - התלות היא רק ב-implementation ולא ב-compile, כי אין צורך ברכיב-הקישור לצורך קומפילציה! הקומפילציה נעשית עם הספריה הכללית של ג'אבה ל-sql ובלי תלות <text:span text:style-name="T107">במערכת מסויימת.</text:span></text:p>
      <text:p text:style-name="P40"/>
      <text:p text:style-name="P128">ב. התחברות</text:p>
      <text:p text:style-name="P26">השלב השני הוא ליצור חיבור (Connection) מתוך התוכנה שלנו <text:span text:style-name="T66">בג'אבה </text:span>למסד נתונים מסויים. <text:span text:style-name="T58">למשל, כדי להתחבר למאגר "company.db" של מערכת סקלייט נשתמש בפקודה הבאה:</text:span></text:p>
      <text:p text:style-name="P57"><text:span text:style-name="T48">Connection </text:span><text:span text:style-name="T61">c</text:span><text:span text:style-name="T62">onnection</text:span><text:span text:style-name="T48"> = DriverManager.</text:span><text:span text:style-name="T49">getConnection</text:span><text:span text:style-name="T48">(</text:span></text:p>
      <text:p text:style-name="P57"><text:span text:style-name="T53"><text:tab/></text:span><text:span text:style-name="T56">"jdbc:sqlite:</text:span><text:span text:style-name="T57">company</text:span><text:span text:style-name="T56">.db"</text:span><text:span text:style-name="T48">)</text:span></text:p>
      <text:p text:style-name="P101">במערכת סקלייט, כל מסד נתונים הוא בסה"כ קובץ על המחשב. הפעולה הנ"ל מחפשת את הקובץ company.db בתיקייה של הפרוייקט, ואם הוא לא נמצא שם, היא יוצרת אותו. </text:p>
      <text:p text:style-name="P102"/>
      <text:p text:style-name="P31"><text:span text:style-name="T84">בחיבור </text:span><text:span text:style-name="T85">למאגר במערכת</text:span><text:span text:style-name="T84"> מייסקל, המחרוזת שמעבירים ל-getConnection היא מעט מורכבת יותר</text:span><text:span text:style-name="T103">. </text:span><text:span text:style-name="T109">כל מה שצריך לעשות הוא לשנות את פקודת ההתחברות ל:</text:span></text:p>
      <text:p text:style-name="P52"><text:span text:style-name="T36">Connection conn = </text:span><text:span text:style-name="T22">DriverManager.</text:span><text:span text:style-name="T45">getConnection</text:span><text:span text:style-name="T22">(</text:span></text:p>
      <text:p text:style-name="P62"><text:span text:style-name="T37"><text:tab/></text:span><text:span text:style-name="T54">"jdbc:mysql://sql11.freemysqlhosting.net:3306/sql11213398"</text:span><text:span text:style-name="T22">, </text:span></text:p>
      <text:p text:style-name="P62"><text:span text:style-name="T37"><text:tab/></text:span><text:span text:style-name="T54">"</text:span><text:span text:style-name="T55">&lt;username&gt;</text:span><text:span text:style-name="T54">"</text:span><text:span text:style-name="T22">,</text:span><text:span text:style-name="T37"> <text:s text:c="2"/><text:tab/></text:span><text:span text:style-name="T54">"</text:span><text:span text:style-name="T55">&lt;password&gt;</text:span><text:span text:style-name="T54">"</text:span><text:span text:style-name="T22">);</text:span></text:p>
      <text:p text:style-name="P18">המחרוזת הראשונה מכילה את כתובת השרת, השלוחה (port) ושם מאגר-הנתונים. המחרוזת השניה היא שם-המשתמש שלי, והשלישית היא הסיסמה<text:span text:style-name="T105">.</text:span></text:p>
      <text:p text:style-name="P100"/>
      <text:p text:style-name="P18"><text:span text:style-name="T105">פקודת-ההתחברות </text:span><text:span text:style-name="T104">היא ההבדל היחיד בין </text:span><text:span text:style-name="T86">מערכות שונות</text:span><text:span text:style-name="T104">; מרגע שיש לנו Connection, כל שאר הפעולות מתבצעות בשפת SQL בלי להתחשב בסוג </text:span><text:span text:style-name="T86">המערכת</text:span><text:span text:style-name="T104"> שהתחברנו אלי</text:span><text:span text:style-name="T86">ה</text:span><text:span text:style-name="T104">. הדבר מקל מאד כשרוצים להחליף</text:span><text:span text:style-name="T86"> מערכת לניהול מסדי-נתונים</text:span><text:span text:style-name="T104">.</text:span></text:p>
      <text:p text:style-name="P101"/>
      <text:p text:style-name="P27"><text:span text:style-name="T2">שימו לב</text:span><text:span text:style-name="T4">1</text:span>: <text:span text:style-name="T63">הקומפיילר של ג'אבה דורש מכם לייבא את הספרייה הכללית לטיפול ב-sql: <text:s/></text:span></text:p>
      <text:p text:style-name="P41"><text:span text:style-name="T15">import</text:span><text:span text:style-name="T22"> java.sql.*;</text:span></text:p>
      <text:p text:style-name="P28"><text:span text:style-name="T63">אבל הוא </text:span><text:span text:style-name="T3">לא דורש</text:span><text:span text:style-name="T63"> מכם לייבא שום ספריה ספציפית הקשורה לסקלייט. המשמעות היא, שאם שכחתם להתקין את סקלייט, לא תקבלו שגיאת קומפילציה אלא שגיאת ריצה כשתנסו להתחבר למאגר: "</text:span><text:span text:style-name="T64"> </text:span><text:span text:style-name="T65">java.sql.SQLException</text:span><text:span text:style-name="T64">: No suitable driver found for jdbc:sqlite:test.db</text:span><text:span text:style-name="T63">".</text:span></text:p>
      <text:p text:style-name="P27"/>
      <text:p text:style-name="P29"><text:span text:style-name="T2">שימו לב 2</text:span>: כדאי מאד לשים את פקודת החיבור למאגר בתוך בלוק של try, כדי שהחיבור ייסגר אוטומטית כשיוצאים מהבלוק. לפרטים ראו בדוגמאות הקוד.</text:p>
      <text:p text:style-name="P30"/>
      <text:p text:style-name="P129">ג. פקודות הגדרת נתונים ועדכון נתונים</text:p>
      <text:p text:style-name="P5">כדי להעביר פקודת SQL מתוך ג'אבה למסד נתונים, <text:span text:style-name="T72">צריך ליצור עצם מסוג "פקודה" (Statement):</text:span></text:p>
      <text:p text:style-name="P44"><text:span text:style-name="T22">Statement </text:span><text:span text:style-name="T59">stmt</text:span><text:span text:style-name="T22"> = </text:span><text:span text:style-name="T59">connection</text:span><text:span text:style-name="T22">.createStatement()</text:span></text:p>
      <text:p text:style-name="P6">גם אותו כדאי מאד ליצור בתוך בלוק try. <text:s/>במבנה זה משתמשים כדי לשלוח פקודות למאגר-הנתונים<text:span text:style-name="T73">, למשל:</text:span></text:p>
      <text:p text:style-name="P43"><text:span text:style-name="T59">stmt</text:span><text:span text:style-name="T22">.executeUpdate(</text:span></text:p>
      <text:p text:style-name="P60"><text:span text:style-name="T22"><text:tab/></text:span><text:span text:style-name="T54">"CREATE TABLE employees\n"</text:span><text:span text:style-name="T22"> + </text:span></text:p>
      <text:p text:style-name="P60"><text:span text:style-name="T22"><text:tab/></text:span><text:span text:style-name="T54">"(id <text:s text:c="7"/>INT PRIMARY KEY <text:s text:c="4"/>NOT NULL,\n"</text:span><text:span text:style-name="T22"> + </text:span></text:p>
      <text:p text:style-name="P60"><text:span text:style-name="T22"><text:tab/></text:span><text:span text:style-name="T54">" name <text:s text:c="5"/>TEXT <text:s text:c="3"/>NOT NULL,\n"</text:span><text:span text:style-name="T22"> + </text:span></text:p>
      <text:p text:style-name="P60"><text:span text:style-name="T22"><text:tab/></text:span><text:span text:style-name="T54">" age <text:s text:c="6"/>INT <text:s text:c="4"/>NOT NULL,\n"</text:span><text:span text:style-name="T22"> + </text:span></text:p>
      <text:p text:style-name="P60"><text:span text:style-name="T22"><text:tab/></text:span><text:span text:style-name="T54">" address <text:s text:c="2"/>CHAR(50),\n"</text:span><text:span text:style-name="T22"> + </text:span></text:p>
      <text:p text:style-name="P60"><text:span text:style-name="T22"><text:tab/></text:span><text:span text:style-name="T54">" salary <text:s text:c="3"/>REAL);\n"</text:span><text:span text:style-name="T22"> + </text:span></text:p>
      <text:p text:style-name="P60"><text:span text:style-name="T22"><text:tab/></text:span><text:span text:style-name="T54">""</text:span></text:p>
      <text:p text:style-name="P103">);</text:p>
      <text:p text:style-name="P8"><text:span text:style-name="T2">הער</text:span><text:span text:style-name="T6">ה</text:span>: מומלץ מאד ליצור פקודות SQL בקובץ טקסט נפרד, ואז להעתיק אותן לתוך גרשיים בתוכנת ג'אבה. אם עובדים באקליפס, ההפרדה לשורות עם סימני + תיווצר אוטומטית.</text:p>
      <text:p text:style-name="P8"/>
      <text:p text:style-name="P12">כשמריצים <text:span text:style-name="T60">stmt</text:span><text:span text:style-name="T24">.executeUpdate</text:span><text:span text:style-name="T25"> <text:s/>עם </text:span><text:span text:style-name="T40">פעולת שינוי נתונים (כגון INSERT, UPDATE, DELETE)</text:span><text:span text:style-name="T41">,</text:span><text:span text:style-name="T40"> </text:span><text:span text:style-name="T25">הערך המוחזר הוא מספר השורות שהשתנו (נכנסו / נמחקו / התעדכנו). <text:s/></text:span><text:span text:style-name="T76">לפרטים ראו בדוגמה DataManipulationDemo. </text:span></text:p>
      <text:p text:style-name="P11"/>
      <text:p text:style-name="Heading_20_2"><text:span text:style-name="T129">ד. </text:span>שאילת<text:span text:style-name="T128">ו</text:span>ת</text:p>
      <text:p text:style-name="P14">כדי לבצע שאילתה מתוך ג'אבה, משתמשים ב-executeQuery:</text:p>
      <text:p text:style-name="P46"><text:span text:style-name="T22">ResultSet </text:span><text:span text:style-name="T59">rs</text:span><text:span text:style-name="T22"> = </text:span><text:span text:style-name="T59">stmt</text:span><text:span text:style-name="T22">.executeQuery(</text:span><text:span text:style-name="T54">"SELECT MAX(age) FROM employees WHERE salary&gt;=20000"</text:span><text:span text:style-name="T22">)</text:span><text:span text:style-name="T44">;</text:span></text:p>
      <text:p text:style-name="P14">שוב, מומלץ לשים את הפקודה בתוך בלוק try. <text:s text:c="2"/>תוצאת הפעולה היא עצם מסוג ResultSet. אפשר לעבור עליו בלולאת while<text:span text:style-name="T83">, למשל כך</text:span>:</text:p>
      <text:p text:style-name="P51"><text:span text:style-name="T15">while</text:span><text:span text:style-name="T22"> (</text:span><text:span text:style-name="T59">rs</text:span><text:span text:style-name="T22">.next()) {</text:span></text:p>
      <text:p text:style-name="P61"><text:span text:style-name="T22"><text:tab/>System.</text:span><text:span text:style-name="T82">out</text:span><text:span text:style-name="T22">.println(</text:span></text:p>
      <text:p text:style-name="P61"><text:span text:style-name="T22"><text:tab/><text:tab/></text:span><text:span text:style-name="T54">"id="</text:span><text:span text:style-name="T22"> + </text:span><text:span text:style-name="T59">rs</text:span><text:span text:style-name="T22">.getInt(</text:span><text:span text:style-name="T54">"id"</text:span><text:span text:style-name="T22">)+</text:span><text:span text:style-name="T54">" "</text:span><text:span text:style-name="T22">+</text:span></text:p>
      <text:p text:style-name="P61"><text:span text:style-name="T22"><text:tab/><text:tab/></text:span><text:span text:style-name="T54">"name="</text:span><text:span text:style-name="T22"> + </text:span><text:span text:style-name="T59">rs</text:span><text:span text:style-name="T22">.getString(</text:span><text:span text:style-name="T54">"name"</text:span><text:span text:style-name="T22">)+</text:span><text:span text:style-name="T54">" "</text:span><text:span text:style-name="T22">+</text:span></text:p>
      <text:p text:style-name="P61"><text:span text:style-name="T22"><text:tab/><text:tab/></text:span><text:span text:style-name="T54">"age="</text:span><text:span text:style-name="T22"> + </text:span><text:span text:style-name="T59">rs</text:span><text:span text:style-name="T22">.getInt(</text:span><text:span text:style-name="T54">"age"</text:span><text:span text:style-name="T22">)+</text:span><text:span text:style-name="T54">" "</text:span><text:span text:style-name="T22">+</text:span></text:p>
      <text:p text:style-name="P61"><text:span text:style-name="T22"><text:tab/><text:tab/></text:span><text:span text:style-name="T54">"address="</text:span><text:span text:style-name="T22"> + </text:span><text:span text:style-name="T59">rs</text:span><text:span text:style-name="T22">.getString(</text:span><text:span text:style-name="T54">"id"</text:span><text:span text:style-name="T22">)+</text:span><text:span text:style-name="T54">" "</text:span><text:span text:style-name="T22">+</text:span></text:p>
      <text:p text:style-name="P61"><text:span text:style-name="T22"><text:tab/><text:tab/></text:span><text:span text:style-name="T54">"salary="</text:span><text:span text:style-name="T22"> + </text:span><text:span text:style-name="T59">rs</text:span><text:span text:style-name="T22">.getFloat(</text:span><text:span text:style-name="T54">"salary"</text:span><text:span text:style-name="T22">));</text:span></text:p>
      <text:p text:style-name="P104">}</text:p>
      <text:p text:style-name="P65"><text:span text:style-name="T22">לדוגמאות נוספות ראו בקובץ DataQueryDemo</text:span><text:span text:style-name="T26">.</text:span></text:p>
      <text:p text:style-name="P105"/>
      <text:p text:style-name="P67"><text:span text:style-name="T42">ה. </text:span><text:span text:style-name="T27">ה</text:span><text:span text:style-name="T22">כנת </text:span><text:span text:style-name="T28">פקודות</text:span><text:span text:style-name="T43"> וחיטוי פקודות</text:span></text:p>
      <text:p text:style-name="P32">עד עכשיו השתמשנו בפקודות קבועות מראש, אבל בדרך-כלל הפקודות שלנו יהיו תלויות בפרמטרים שמגיעים מהמשתמש. למשל, במערכת-מידע של עובדים בחברה, ראש מדור שכר רוצה לברר איזה משכורת מקבל עובד מסויים. לשם כך הוא צריך להקליד את שם העובד. איך משלבים פרמטרים כאלה בשאילתות?</text:p>
      <text:p text:style-name="P32"/>
      <text:p text:style-name="P32">אפשרות אחת היא פשוט להשתמש בשירשור מחרוזות, למשל: query="SELECT * FROM employees WHERE name='"+input+"'". הבעיה היא שזה מאד לא בטיחותי - ראש המדור עלול להכניס, בטעות או בכוונה, שם שגוי שיגרום למחיקת כל הטבלאות במאגר!<text:span text:style-name="T108"> <text:s/>(לדוגמה ראו https://xkcd.com/327). <text:s/></text:span></text:p>
      <text:p text:style-name="P33"/>
      <text:p text:style-name="P33">כדי שהשאילתות לא יגרמו נזק, צריך "לחטא" אותן (sanitize). בפרט, יש לוודא שהן לא מכילות שום קלט מהמשתמש באופן ישיר, אלא רק דרך פקודות שהוכנו מראש. לשם כך משתמשים במחלקה <text:span text:style-name="T29">PreparedStatement</text:span><text:span text:style-name="T22">.</text:span><text:span text:style-name="T30"> למשל, כדי להכין מחלקה שבוחרת עובד לפי שם, אפשר להשתמש ב:</text:span></text:p>
      <text:p text:style-name="P47"><text:span text:style-name="T30">PreparedStatement</text:span><text:span text:style-name="T22"> </text:span><text:span text:style-name="T59">stmt</text:span><text:span text:style-name="T22"> = </text:span><text:span text:style-name="T59">connection</text:span><text:span text:style-name="T22">.prepareStatement(</text:span><text:span text:style-name="T54">"SELECT * FROM employees WHERE name=?"</text:span><text:span text:style-name="T22">)</text:span></text:p>
      <text:p text:style-name="P99">במקום כל פרמטר שאמור להגיע מהמשתמש, נשים סימן שאלה (?). <text:s/>כדי להזין את הפרמטר מהמשתמש, נשתמש בפעולות set, למשל:</text:p>
      <text:p text:style-name="P48"><text:span text:style-name="T59">stmt</text:span><text:span text:style-name="T22">.setString(1, </text:span><text:span text:style-name="T54">"Paul"</text:span><text:span text:style-name="T22">);</text:span></text:p>
      <text:p text:style-name="P16"><text:span text:style-name="T22">המספר "1" הוא האינדקס של סימן-השאלה; </text:span><text:span text:style-name="T46">האינדקסים מתחילים מ-1</text:span><text:span text:style-name="T22">. <text:s/>הפעולה setString תכניס את המחרוזת במקום סימן-השאלה, עם גרשיים ועם "חיטוי" מתאים. </text:span><text:span text:style-name="T31"><text:s/>אחר-כך נבצע ResultSet </text:span><text:span text:style-name="T59">rs</text:span><text:span text:style-name="T22"> = </text:span><text:span text:style-name="T59">stmt</text:span><text:span text:style-name="T22">.executeQuery()</text:span><text:span text:style-name="T31"> כדי לבצע את השאילתה בפועל.</text:span></text:p>
      <text:p text:style-name="P16"><text:span text:style-name="T32">גם אם </text:span><text:span text:style-name="T33">המשתמש ינסה </text:span><text:span text:style-name="T32">לגרום נזק</text:span><text:span text:style-name="T33"> ע"י העברת פרמטרים שגויים, הוא</text:span><text:span text:style-name="T32"> לא </text:span><text:span text:style-name="T33">י</text:span><text:span text:style-name="T32">צליח. למשל</text:span><text:span text:style-name="T22">, הפעולה:</text:span></text:p>
      <text:p text:style-name="P48"><text:span text:style-name="T59">stmt</text:span><text:span text:style-name="T22">.setString(1, </text:span><text:span text:style-name="T54">"Robert'; DROP TABLE employees"</text:span><text:span text:style-name="T22">);</text:span></text:p>
      <text:p text:style-name="P17"><text:span text:style-name="T38">פשוט תחזיר 0 שורות, ולא תגרום שום נזק</text:span><text:span text:style-name="T43">.</text:span></text:p>
      <text:p text:style-name="P17"><text:span text:style-name="T38">(</text:span><text:span text:style-name="T47">הערה</text:span><text:span text:style-name="T38">: במייסקל אפשר להדפיס את </text:span><text:span text:style-name="T34">stmt.toString </text:span><text:span text:style-name="T38">ולראות איך המערכת משנה את הפקודה כך שלא תזיק).</text:span></text:p>
      <text:p text:style-name="P98"><text:bookmark text:name="__DdeLink__2682_609735703"/></text:p>
      <text:p text:style-name="Heading_20_2">מקורות </text:p>
      <text:list xml:id="list496735718297348434" text:style-name="L7">
        <text:list-item>
          <text:p text:style-name="P121">JDBC Create database example, Tutorials <text:s/>Point: https://www.tutorialspoint.com/jdbc/jdbc-create-database.htm</text:p>
        </text:list-item>
        <text:list-item>
          <text:p text:style-name="P121">SQLite Java, Tutorials <text:s/>Point: https://www.tutorialspoint.com/sqlite/sqlite_java.htm</text:p>
        </text:list-item>
        <text:list-item>
          <text:p text:style-name="P122">Java Database Connection: JDBC and MySQL, <text:span text:style-name="T74">Udemy </text:span>course:<text:span text:style-name="T10"> https://www.udemy.com/how-to-connect-java-jdbc-to-mysql/learn/v4/overview</text:span></text:p>
        </text:list-item>
        <text:list-item>
          <text:p text:style-name="P123">How to do Inheritance Modeling in Relational Databases, StackOverflow, https://stackoverflow.com/q/1567935/827927</text:p>
          <text:p text:style-name="P123"/>
          <text:p text:style-name="P95"><text:line-break/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MP2" style:family="paragraph" style:parent-style-name="Footer">
      <style:paragraph-properties fo:text-align="center" style:justify-single-word="false"/>
      <style:text-properties officeooo:paragraph-rsid="02030ff5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ברוך ה’ חונן הדעת</text:span> 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1-02T14:17:14.475542794</dc:date>
    <meta:editing-duration>P9DT10H55M15S</meta:editing-duration>
    <meta:editing-cycles>795</meta:editing-cycles>
    <meta:document-statistic meta:table-count="1" meta:image-count="0" meta:object-count="0" meta:page-count="1" meta:paragraph-count="165" meta:word-count="1973" meta:character-count="12715" meta:non-whitespace-character-count="10720"/>
  </office:meta>
</office:document-meta>
</file>